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1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95mm"/>
    </style:style>
    <style:style style:name="co4" style:family="table-column">
      <style:table-column-properties fo:break-before="auto" style:column-width="39.02mm"/>
    </style:style>
    <style:style style:name="co5" style:family="table-column">
      <style:table-column-properties fo:break-before="auto" style:column-width="40.92mm"/>
    </style:style>
    <style:style style:name="co6" style:family="table-column">
      <style:table-column-properties fo:break-before="auto" style:column-width="26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ime-style style:name="N45">
      <number:minutes number:style="long"/>
      <number:text>:</number:text>
      <number:seconds number:style="long" number:decimal-places="2"/>
    </number:tim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45"/>
    <style:style style:name="ce4" style:family="table-cell" style:parent-style-name="Default" style:data-style-name="N1"/>
    <style:style style:name="ce5" style:family="table-cell" style:parent-style-name="Default" style:data-style-name="N114"/>
    <style:style style:name="ce6" style:family="table-cell" style:parent-style-name="Default" style:data-style-name="N99"/>
  </office:automatic-styles>
  <office:body>
    <office:spreadsheet>
      <table:calculation-settings table:automatic-find-labels="false"/>
      <table:table table:name="cfabench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ce3"/>
        <table:table-column table:style-name="co2" table:default-cell-style-name="ce4"/>
        <table:table-column table:style-name="co2" table:default-cell-style-name="ce5"/>
        <table:table-column table:style-name="co2" table:default-cell-style-name="ce4"/>
        <table:table-row table:style-name="ro1">
          <table:table-cell table:style-name="ce1" office:value-type="string" calcext:value-type="string" table:number-columns-spanned="5" table:number-rows-spanned="1">
            <text:p>rp-bu-tec</text:p>
          </table:table-cell>
          <table:covered-table-cell table:number-columns-repeated="4" table:style-name="ce2"/>
          <table:table-cell/>
          <table:table-cell table:style-name="ce1" office:value-type="string" calcext:value-type="string" table:number-columns-spanned="2" table:number-rows-spanned="1">
            <text:p>CFACC</text:p>
          </table:table-cell>
          <table:covered-table-cell table:style-name="ce2"/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user(s)</text:p>
          </table:table-cell>
          <table:table-cell table:style-name="ce2" office:value-type="string" calcext:value-type="string">
            <text:p>sys(s)</text:p>
          </table:table-cell>
          <table:table-cell table:style-name="ce2" office:value-type="string" calcext:value-type="string">
            <text:p>wall(s)</text:p>
          </table:table-cell>
          <table:table-cell table:style-name="ce2" office:value-type="string" calcext:value-type="string">
            <text:p>max-mem(KB)</text:p>
          </table:table-cell>
          <table:table-cell/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wall(s)</text:p>
          </table:table-cell>
          <table:table-cell table:style-name="Default" table:number-columns-repeated="2"/>
          <table:table-cell table:style-name="ce2" office:value-type="string" calcext:value-type="string">
            <text:p>speedup</text:p>
          </table:table-cell>
        </table:table-row>
        <table:table-row table:style-name="ro1">
          <table:table-cell office:value-type="string" calcext:value-type="string">
            <text:p>abs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office:value-type="float" office:value="10508" calcext:value-type="float">
            <text:p>10508</text:p>
          </table:table-cell>
          <table:table-cell/>
          <table:table-cell office:value-type="string" calcext:value-type="string">
            <text:p>abs</text:p>
          </table:table-cell>
          <table:table-cell office:value-type="time" office:time-value="PT00H06M02.701S" calcext:value-type="time">
            <text:p>06:02.70</text:p>
          </table:table-cell>
          <table:table-cell table:formula="of:=SECOND([.H3])+MINUTE([.H3])*60" office:value-type="float" office:value="363" calcext:value-type="float">
            <text:p>363</text:p>
          </table:table-cell>
          <table:table-cell table:style-name="Default"/>
          <table:table-cell table:formula="of:=[.I3]/[.D3]" office:value-type="float" office:value="825" calcext:value-type="float">
            <text:p>825</text:p>
          </table:table-cell>
        </table:table-row>
        <table:table-row table:style-name="ro1">
          <table:table-cell office:value-type="string" calcext:value-type="string">
            <text:p>alloc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5996" calcext:value-type="float">
            <text:p>5996</text:p>
          </table:table-cell>
          <table:table-cell/>
          <table:table-cell office:value-type="string" calcext:value-type="string">
            <text:p>alloc</text:p>
          </table:table-cell>
          <table:table-cell office:value-type="time" office:time-value="PT00H02M02.505S" calcext:value-type="time">
            <text:p>02:02.51</text:p>
          </table:table-cell>
          <table:table-cell table:formula="of:=SECOND([.H4])+MINUTE([.H4])*60" office:value-type="float" office:value="123" calcext:value-type="float">
            <text:p>123</text:p>
          </table:table-cell>
          <table:table-cell/>
          <table:table-cell table:formula="of:=[.I4]/[.D4]" office:value-type="float" office:value="683.333333333333" calcext:value-type="float">
            <text:p>683</text:p>
          </table:table-cell>
        </table:table-row>
        <table:table-row table:style-name="ro1">
          <table:table-cell office:value-type="string" calcext:value-type="string">
            <text:p>array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4492" calcext:value-type="float">
            <text:p>4492</text:p>
          </table:table-cell>
          <table:table-cell/>
          <table:table-cell office:value-type="string" calcext:value-type="string">
            <text:p>array</text:p>
          </table:table-cell>
          <table:table-cell office:value-type="time" office:time-value="PT00H00M07.428S" calcext:value-type="time">
            <text:p>00:07.43</text:p>
          </table:table-cell>
          <table:table-cell table:formula="of:=SECOND([.H5])+MINUTE([.H5])*60" office:value-type="float" office:value="7" calcext:value-type="float">
            <text:p>7</text:p>
          </table:table-cell>
          <table:table-cell/>
          <table:table-cell table:formula="of:=[.I5]/[.D5]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ato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7720" calcext:value-type="float">
            <text:p>7720</text:p>
          </table:table-cell>
          <table:table-cell/>
          <table:table-cell office:value-type="string" calcext:value-type="string">
            <text:p>ato</text:p>
          </table:table-cell>
          <table:table-cell office:value-type="time" office:time-value="PT00H01M38.845S" calcext:value-type="time">
            <text:p>01:38.85</text:p>
          </table:table-cell>
          <table:table-cell table:formula="of:=SECOND([.H6])+MINUTE([.H6])*60" office:value-type="float" office:value="99" calcext:value-type="float">
            <text:p>99</text:p>
          </table:table-cell>
          <table:table-cell/>
          <table:table-cell table:formula="of:=[.I6]/[.D6]"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attributes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584" calcext:value-type="float">
            <text:p>4584</text:p>
          </table:table-cell>
          <table:table-cell/>
          <table:table-cell office:value-type="string" calcext:value-type="string">
            <text:p>attributes</text:p>
          </table:table-cell>
          <table:table-cell office:value-type="time" office:time-value="PT00H00M09.408S" calcext:value-type="time">
            <text:p>00:09.41</text:p>
          </table:table-cell>
          <table:table-cell table:formula="of:=SECOND([.H7])+MINUTE([.H7])*60" office:value-type="float" office:value="9" calcext:value-type="float">
            <text:p>9</text:p>
          </table:table-cell>
          <table:table-cell/>
          <table:table-cell table:formula="of:=[.I7]/[.D7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avl_test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5556" calcext:value-type="float">
            <text:p>5556</text:p>
          </table:table-cell>
          <table:table-cell/>
          <table:table-cell office:value-type="string" calcext:value-type="string">
            <text:p>avl_test</text:p>
          </table:table-cell>
          <table:table-cell office:value-type="time" office:time-value="PT00H03M05.331S" calcext:value-type="time">
            <text:p>03:05.33</text:p>
          </table:table-cell>
          <table:table-cell table:formula="of:=SECOND([.H8])+MINUTE([.H8])*60" office:value-type="float" office:value="185" calcext:value-type="float">
            <text:p>185</text:p>
          </table:table-cell>
          <table:table-cell/>
          <table:table-cell table:formula="of:=[.I8]/[.D8]" office:value-type="float" office:value="2055.55555555556" calcext:value-type="float">
            <text:p>2056</text:p>
          </table:table-cell>
        </table:table-row>
        <table:table-row table:style-name="ro1">
          <table:table-cell office:value-type="string" calcext:value-type="string">
            <text:p>barge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8316" calcext:value-type="float">
            <text:p>8316</text:p>
          </table:table-cell>
          <table:table-cell/>
          <table:table-cell office:value-type="string" calcext:value-type="string">
            <text:p>barge</text:p>
          </table:table-cell>
          <table:table-cell office:value-type="time" office:time-value="PT00H04M00.353S" calcext:value-type="time">
            <text:p>04:00.35</text:p>
          </table:table-cell>
          <table:table-cell table:formula="of:=SECOND([.H9])+MINUTE([.H9])*60" office:value-type="float" office:value="240" calcext:value-type="float">
            <text:p>240</text:p>
          </table:table-cell>
          <table:table-cell/>
          <table:table-cell table:formula="of:=[.I9]/[.D9]" office:value-type="float" office:value="533.333333333333" calcext:value-type="float">
            <text:p>533</text:p>
          </table:table-cell>
        </table:table-row>
        <table:table-row table:style-name="ro1">
          <table:table-cell office:value-type="string" calcext:value-type="string">
            <text:p>block</text:p>
          </table:table-cell>
          <table:table-cell office:value-type="float" office:value="0.58" calcext:value-type="float">
            <text:p>0.58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office:value-type="float" office:value="8688" calcext:value-type="float">
            <text:p>8688</text:p>
          </table:table-cell>
          <table:table-cell/>
          <table:table-cell office:value-type="string" calcext:value-type="string">
            <text:p>block</text:p>
          </table:table-cell>
          <table:table-cell office:value-type="time" office:time-value="PT00H04M40.155S" calcext:value-type="time">
            <text:p>04:40.16</text:p>
          </table:table-cell>
          <table:table-cell table:formula="of:=SECOND([.H10])+MINUTE([.H10])*60" office:value-type="float" office:value="280" calcext:value-type="float">
            <text:p>280</text:p>
          </table:table-cell>
          <table:table-cell/>
          <table:table-cell table:formula="of:=[.I10]/[.D10]" office:value-type="float" office:value="482.758620689655" calcext:value-type="float">
            <text:p>483</text:p>
          </table:table-cell>
        </table:table-row>
        <table:table-row table:style-name="ro1">
          <table:table-cell office:value-type="string" calcext:value-type="string">
            <text:p>boundedBufferEXT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 office:value-type="float" office:value="0.49" calcext:value-type="float">
            <text:p>0.49</text:p>
          </table:table-cell>
          <table:table-cell office:value-type="float" office:value="9056" calcext:value-type="float">
            <text:p>9056</text:p>
          </table:table-cell>
          <table:table-cell/>
          <table:table-cell office:value-type="string" calcext:value-type="string">
            <text:p>boundedBufferEXT</text:p>
          </table:table-cell>
          <table:table-cell office:value-type="time" office:time-value="PT00H04M08.111S" calcext:value-type="time">
            <text:p>04:08.11</text:p>
          </table:table-cell>
          <table:table-cell table:formula="of:=SECOND([.H11])+MINUTE([.H11])*60" office:value-type="float" office:value="248" calcext:value-type="float">
            <text:p>248</text:p>
          </table:table-cell>
          <table:table-cell/>
          <table:table-cell table:formula="of:=[.I11]/[.D11]" office:value-type="float" office:value="506.122448979592" calcext:value-type="float">
            <text:p>506</text:p>
          </table:table-cell>
        </table:table-row>
        <table:table-row table:style-name="ro1">
          <table:table-cell office:value-type="string" calcext:value-type="string">
            <text:p>boundedBufferINT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9128" calcext:value-type="float">
            <text:p>9128</text:p>
          </table:table-cell>
          <table:table-cell/>
          <table:table-cell office:value-type="string" calcext:value-type="string">
            <text:p>boundedBufferINT</text:p>
          </table:table-cell>
          <table:table-cell office:value-type="time" office:time-value="PT00H04M15.376S" calcext:value-type="time">
            <text:p>04:15.38</text:p>
          </table:table-cell>
          <table:table-cell table:formula="of:=SECOND([.H12])+MINUTE([.H12])*60" office:value-type="float" office:value="255" calcext:value-type="float">
            <text:p>255</text:p>
          </table:table-cell>
          <table:table-cell/>
          <table:table-cell table:formula="of:=[.I12]/[.D12]" office:value-type="float" office:value="510" calcext:value-type="float">
            <text:p>510</text:p>
          </table:table-cell>
        </table:table-row>
        <table:table-row table:style-name="ro1">
          <table:table-cell office:value-type="string" calcext:value-type="string">
            <text:p>castError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552" calcext:value-type="float">
            <text:p>4552</text:p>
          </table:table-cell>
          <table:table-cell/>
          <table:table-cell office:value-type="string" calcext:value-type="string">
            <text:p>castError</text:p>
          </table:table-cell>
          <table:table-cell office:value-type="time" office:time-value="PT00H00M05.178S" calcext:value-type="time">
            <text:p>00:05.18</text:p>
          </table:table-cell>
          <table:table-cell table:formula="of:=SECOND([.H13])+MINUTE([.H13])*60" office:value-type="float" office:value="5" calcext:value-type="float">
            <text:p>5</text:p>
          </table:table-cell>
          <table:table-cell/>
          <table:table-cell table:formula="of:=[.I13]/[.D13]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cast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488" calcext:value-type="float">
            <text:p>4488</text:p>
          </table:table-cell>
          <table:table-cell/>
          <table:table-cell office:value-type="string" calcext:value-type="string">
            <text:p>cast</text:p>
          </table:table-cell>
          <table:table-cell office:value-type="time" office:time-value="PT00H00M07.509S" calcext:value-type="time">
            <text:p>00:07.51</text:p>
          </table:table-cell>
          <table:table-cell table:formula="of:=SECOND([.H14])+MINUTE([.H14])*60" office:value-type="float" office:value="8" calcext:value-type="float">
            <text:p>8</text:p>
          </table:table-cell>
          <table:table-cell/>
          <table:table-cell table:formula="of:=[.I14]/[.D14]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completeTypeError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492" calcext:value-type="float">
            <text:p>4492</text:p>
          </table:table-cell>
          <table:table-cell/>
          <table:table-cell office:value-type="string" calcext:value-type="string">
            <text:p>completeTypeError</text:p>
          </table:table-cell>
          <table:table-cell office:value-type="time" office:time-value="PT00H00M05.651S" calcext:value-type="time">
            <text:p>00:05.65</text:p>
          </table:table-cell>
          <table:table-cell table:formula="of:=SECOND([.H15])+MINUTE([.H15])*60" office:value-type="float" office:value="6" calcext:value-type="float">
            <text:p>6</text:p>
          </table:table-cell>
          <table:table-cell/>
          <table:table-cell table:formula="of:=[.I15]/[.D15]"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complex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10528" calcext:value-type="float">
            <text:p>10528</text:p>
          </table:table-cell>
          <table:table-cell/>
          <table:table-cell office:value-type="string" calcext:value-type="string">
            <text:p>complex</text:p>
          </table:table-cell>
          <table:table-cell office:value-type="time" office:time-value="PT00H01M28.993S" calcext:value-type="time">
            <text:p>01:28.99</text:p>
          </table:table-cell>
          <table:table-cell table:formula="of:=SECOND([.H16])+MINUTE([.H16])*60" office:value-type="float" office:value="89" calcext:value-type="float">
            <text:p>89</text:p>
          </table:table-cell>
          <table:table-cell/>
          <table:table-cell table:formula="of:=[.I16]/[.D16]" office:value-type="float" office:value="741.666666666667" calcext:value-type="float">
            <text:p>742</text:p>
          </table:table-cell>
        </table:table-row>
        <table:table-row table:style-name="ro1">
          <table:table-cell office:value-type="string" calcext:value-type="string">
            <text:p>coroutineYield</text:p>
          </table:table-cell>
          <table:table-cell office:value-type="float" office:value="0.53" calcext:value-type="float">
            <text:p>0.53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office:value-type="float" office:value="7676" calcext:value-type="float">
            <text:p>7676</text:p>
          </table:table-cell>
          <table:table-cell/>
          <table:table-cell office:value-type="string" calcext:value-type="string">
            <text:p>coroutineYield</text:p>
          </table:table-cell>
          <table:table-cell office:value-type="time" office:time-value="PT00H04M23.851S" calcext:value-type="time">
            <text:p>04:23.85</text:p>
          </table:table-cell>
          <table:table-cell table:formula="of:=SECOND([.H17])+MINUTE([.H17])*60" office:value-type="float" office:value="264" calcext:value-type="float">
            <text:p>264</text:p>
          </table:table-cell>
          <table:table-cell/>
          <table:table-cell table:formula="of:=[.I17]/[.D17]" office:value-type="float" office:value="488.888888888889" calcext:value-type="float">
            <text:p>489</text:p>
          </table:table-cell>
        </table:table-row>
        <table:table-row table:style-name="ro1">
          <table:table-cell office:value-type="string" calcext:value-type="string">
            <text:p>counter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492" calcext:value-type="float">
            <text:p>4492</text:p>
          </table:table-cell>
          <table:table-cell/>
          <table:table-cell office:value-type="string" calcext:value-type="string">
            <text:p>counter</text:p>
          </table:table-cell>
          <table:table-cell office:value-type="time" office:time-value="PT00H00M07.521S" calcext:value-type="time">
            <text:p>00:07.52</text:p>
          </table:table-cell>
          <table:table-cell table:formula="of:=SECOND([.H18])+MINUTE([.H18])*60" office:value-type="float" office:value="8" calcext:value-type="float">
            <text:p>8</text:p>
          </table:table-cell>
          <table:table-cell/>
          <table:table-cell table:formula="of:=[.I18]/[.D18]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ctor-autogen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4616" calcext:value-type="float">
            <text:p>4616</text:p>
          </table:table-cell>
          <table:table-cell/>
          <table:table-cell office:value-type="string" calcext:value-type="string">
            <text:p>ctor-autogen</text:p>
          </table:table-cell>
          <table:table-cell office:value-type="time" office:time-value="PT00H00M15.353S" calcext:value-type="time">
            <text:p>00:15.35</text:p>
          </table:table-cell>
          <table:table-cell table:formula="of:=SECOND([.H19])+MINUTE([.H19])*60" office:value-type="float" office:value="15" calcext:value-type="float">
            <text:p>15</text:p>
          </table:table-cell>
          <table:table-cell/>
          <table:table-cell table:formula="of:=[.I19]/[.D19]" office:value-type="float" office:value="750" calcext:value-type="float">
            <text:p>750</text:p>
          </table:table-cell>
        </table:table-row>
        <table:table-row table:style-name="ro1">
          <table:table-cell office:value-type="string" calcext:value-type="string">
            <text:p>datingService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7076" calcext:value-type="float">
            <text:p>7076</text:p>
          </table:table-cell>
          <table:table-cell/>
          <table:table-cell office:value-type="string" calcext:value-type="string">
            <text:p>datingService</text:p>
          </table:table-cell>
          <table:table-cell office:value-type="time" office:time-value="PT00H04M29.995S" calcext:value-type="time">
            <text:p>04:30.00</text:p>
          </table:table-cell>
          <table:table-cell table:formula="of:=SECOND([.H20])+MINUTE([.H20])*60" office:value-type="float" office:value="270" calcext:value-type="float">
            <text:p>270</text:p>
          </table:table-cell>
          <table:table-cell/>
          <table:table-cell table:formula="of:=[.I20]/[.D20]" office:value-type="float" office:value="586.95652173913" calcext:value-type="float">
            <text:p>587</text:p>
          </table:table-cell>
        </table:table-row>
        <table:table-row table:style-name="ro1">
          <table:table-cell office:value-type="string" calcext:value-type="string">
            <text:p>declarationSpecifier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4556" calcext:value-type="float">
            <text:p>4556</text:p>
          </table:table-cell>
          <table:table-cell/>
          <table:table-cell office:value-type="string" calcext:value-type="string">
            <text:p>declarationSpecifier</text:p>
          </table:table-cell>
          <table:table-cell office:value-type="time" office:time-value="PT00H00M09.371S" calcext:value-type="time">
            <text:p>00:09.37</text:p>
          </table:table-cell>
          <table:table-cell table:formula="of:=SECOND([.H21])+MINUTE([.H21])*60" office:value-type="float" office:value="9" calcext:value-type="float">
            <text:p>9</text:p>
          </table:table-cell>
          <table:table-cell/>
          <table:table-cell table:formula="of:=[.I21]/[.D21]"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designations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4572" calcext:value-type="float">
            <text:p>4572</text:p>
          </table:table-cell>
          <table:table-cell/>
          <table:table-cell office:value-type="string" calcext:value-type="string">
            <text:p>designations</text:p>
          </table:table-cell>
          <table:table-cell office:value-type="time" office:time-value="PT00H00M09.432S" calcext:value-type="time">
            <text:p>00:09.43</text:p>
          </table:table-cell>
          <table:table-cell table:formula="of:=SECOND([.H22])+MINUTE([.H22])*60" office:value-type="float" office:value="9" calcext:value-type="float">
            <text:p>9</text:p>
          </table:table-cell>
          <table:table-cell/>
          <table:table-cell table:formula="of:=[.I22]/[.D22]"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disjoint</text:p>
          </table:table-cell>
          <table:table-cell office:value-type="float" office:value="0.58" calcext:value-type="float">
            <text:p>0.58</text:p>
          </table:table-cell>
          <table:table-cell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  <table:table-cell office:value-type="float" office:value="9356" calcext:value-type="float">
            <text:p>9356</text:p>
          </table:table-cell>
          <table:table-cell/>
          <table:table-cell office:value-type="string" calcext:value-type="string">
            <text:p>disjoint</text:p>
          </table:table-cell>
          <table:table-cell office:value-type="time" office:time-value="PT00H04M39.804S" calcext:value-type="time">
            <text:p>04:39.80</text:p>
          </table:table-cell>
          <table:table-cell table:formula="of:=SECOND([.H23])+MINUTE([.H23])*60" office:value-type="float" office:value="280" calcext:value-type="float">
            <text:p>280</text:p>
          </table:table-cell>
          <table:table-cell/>
          <table:table-cell table:formula="of:=[.I23]/[.D23]" office:value-type="float" office:value="474.576271186441" calcext:value-type="float">
            <text:p>475</text:p>
          </table:table-cell>
        </table:table-row>
        <table:table-row table:style-name="ro1">
          <table:table-cell office:value-type="string" calcext:value-type="string">
            <text:p>div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7236" calcext:value-type="float">
            <text:p>7236</text:p>
          </table:table-cell>
          <table:table-cell/>
          <table:table-cell office:value-type="string" calcext:value-type="string">
            <text:p>div</text:p>
          </table:table-cell>
          <table:table-cell office:value-type="time" office:time-value="PT00H01M03.958S" calcext:value-type="time">
            <text:p>01:03.96</text:p>
          </table:table-cell>
          <table:table-cell table:formula="of:=SECOND([.H24])+MINUTE([.H24])*60" office:value-type="float" office:value="64" calcext:value-type="float">
            <text:p>64</text:p>
          </table:table-cell>
          <table:table-cell/>
          <table:table-cell table:formula="of:=[.I24]/[.D24]" office:value-type="float" office:value="581.818181818182" calcext:value-type="float">
            <text:p>582</text:p>
          </table:table-cell>
        </table:table-row>
        <table:table-row table:style-name="ro1">
          <table:table-cell office:value-type="string" calcext:value-type="string">
            <text:p>dtor-early-exit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7716" calcext:value-type="float">
            <text:p>7716</text:p>
          </table:table-cell>
          <table:table-cell/>
          <table:table-cell office:value-type="string" calcext:value-type="string">
            <text:p>dtor-early-exit</text:p>
          </table:table-cell>
          <table:table-cell office:value-type="time" office:time-value="PT00H01M37.618S" calcext:value-type="time">
            <text:p>01:37.62</text:p>
          </table:table-cell>
          <table:table-cell table:formula="of:=SECOND([.H25])+MINUTE([.H25])*60" office:value-type="float" office:value="98" calcext:value-type="float">
            <text:p>98</text:p>
          </table:table-cell>
          <table:table-cell/>
          <table:table-cell table:formula="of:=[.I25]/[.D25]" office:value-type="float" office:value="445.454545454545" calcext:value-type="float">
            <text:p>445</text:p>
          </table:table-cell>
        </table:table-row>
        <table:table-row table:style-name="ro1">
          <table:table-cell office:value-type="string" calcext:value-type="string">
            <text:p>dtor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office:value-type="float" office:value="7320" calcext:value-type="float">
            <text:p>7320</text:p>
          </table:table-cell>
          <table:table-cell/>
          <table:table-cell office:value-type="string" calcext:value-type="string">
            <text:p>dtor</text:p>
          </table:table-cell>
          <table:table-cell office:value-type="time" office:time-value="PT00H04M01.18S" calcext:value-type="time">
            <text:p>04:01.18</text:p>
          </table:table-cell>
          <table:table-cell table:formula="of:=SECOND([.H26])+MINUTE([.H26])*60" office:value-type="float" office:value="241" calcext:value-type="float">
            <text:p>241</text:p>
          </table:table-cell>
          <table:table-cell/>
          <table:table-cell table:formula="of:=[.I26]/[.D26]" office:value-type="float" office:value="573.809523809524" calcext:value-type="float">
            <text:p>574</text:p>
          </table:table-cell>
        </table:table-row>
        <table:table-row table:style-name="ro1">
          <table:table-cell office:value-type="string" calcext:value-type="string">
            <text:p>else</text:p>
          </table:table-cell>
          <table:table-cell office:value-type="float" office:value="0.41" calcext:value-type="float">
            <text:p>0.41</text:p>
          </table:table-cell>
          <table:table-cell office:value-type="float" office:value="0.01" calcext:value-type="float">
            <text:p>0.01</text:p>
          </table:table-cell>
          <table:table-cell office:value-type="float" office:value="0.42" calcext:value-type="float">
            <text:p>0.42</text:p>
          </table:table-cell>
          <table:table-cell office:value-type="float" office:value="9528" calcext:value-type="float">
            <text:p>9528</text:p>
          </table:table-cell>
          <table:table-cell/>
          <table:table-cell office:value-type="string" calcext:value-type="string">
            <text:p>else</text:p>
          </table:table-cell>
          <table:table-cell office:value-type="time" office:time-value="PT00H03M18.685S" calcext:value-type="time">
            <text:p>03:18.69</text:p>
          </table:table-cell>
          <table:table-cell table:formula="of:=SECOND([.H27])+MINUTE([.H27])*60" office:value-type="float" office:value="199" calcext:value-type="float">
            <text:p>199</text:p>
          </table:table-cell>
          <table:table-cell/>
          <table:table-cell table:formula="of:=[.I27]/[.D27]" office:value-type="float" office:value="473.809523809524" calcext:value-type="float">
            <text:p>474</text:p>
          </table:table-cell>
        </table:table-row>
        <table:table-row table:style-name="ro1">
          <table:table-cell office:value-type="string" calcext:value-type="string">
            <text:p>enum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492" calcext:value-type="float">
            <text:p>4492</text:p>
          </table:table-cell>
          <table:table-cell/>
          <table:table-cell office:value-type="string" calcext:value-type="string">
            <text:p>enum</text:p>
          </table:table-cell>
          <table:table-cell office:value-type="time" office:time-value="PT00H00M07.456S" calcext:value-type="time">
            <text:p>00:07.46</text:p>
          </table:table-cell>
          <table:table-cell table:formula="of:=SECOND([.H28])+MINUTE([.H28])*60" office:value-type="float" office:value="7" calcext:value-type="float">
            <text:p>7</text:p>
          </table:table-cell>
          <table:table-cell/>
          <table:table-cell table:formula="of:=[.I28]/[.D28]"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expression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4492" calcext:value-type="float">
            <text:p>4492</text:p>
          </table:table-cell>
          <table:table-cell/>
          <table:table-cell office:value-type="string" calcext:value-type="string">
            <text:p>expression</text:p>
          </table:table-cell>
          <table:table-cell office:value-type="time" office:time-value="PT00H00M07.366S" calcext:value-type="time">
            <text:p>00:07.37</text:p>
          </table:table-cell>
          <table:table-cell table:formula="of:=SECOND([.H29])+MINUTE([.H29])*60" office:value-type="float" office:value="7" calcext:value-type="float">
            <text:p>7</text:p>
          </table:table-cell>
          <table:table-cell/>
          <table:table-cell table:formula="of:=[.I29]/[.D29]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extension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776" calcext:value-type="float">
            <text:p>4776</text:p>
          </table:table-cell>
          <table:table-cell/>
          <table:table-cell office:value-type="string" calcext:value-type="string">
            <text:p>extension</text:p>
          </table:table-cell>
          <table:table-cell office:value-type="time" office:time-value="PT00H00M08.166S" calcext:value-type="time">
            <text:p>00:08.17</text:p>
          </table:table-cell>
          <table:table-cell table:formula="of:=SECOND([.H30])+MINUTE([.H30])*60" office:value-type="float" office:value="8" calcext:value-type="float">
            <text:p>8</text:p>
          </table:table-cell>
          <table:table-cell/>
          <table:table-cell table:formula="of:=[.I30]/[.D30]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fallthrough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484" calcext:value-type="float">
            <text:p>4484</text:p>
          </table:table-cell>
          <table:table-cell/>
          <table:table-cell office:value-type="string" calcext:value-type="string">
            <text:p>fallthrough</text:p>
          </table:table-cell>
          <table:table-cell office:value-type="time" office:time-value="PT00H00M07.364S" calcext:value-type="time">
            <text:p>00:07.36</text:p>
          </table:table-cell>
          <table:table-cell table:formula="of:=SECOND([.H31])+MINUTE([.H31])*60" office:value-type="float" office:value="7" calcext:value-type="float">
            <text:p>7</text:p>
          </table:table-cell>
          <table:table-cell/>
          <table:table-cell table:formula="of:=[.I31]/[.D31]"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fibonacci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10528" calcext:value-type="float">
            <text:p>10528</text:p>
          </table:table-cell>
          <table:table-cell/>
          <table:table-cell office:value-type="string" calcext:value-type="string">
            <text:p>fibonacci</text:p>
          </table:table-cell>
          <table:table-cell office:value-type="time" office:time-value="PT00H02M26.699S" calcext:value-type="time">
            <text:p>02:26.70</text:p>
          </table:table-cell>
          <table:table-cell table:formula="of:=SECOND([.H32])+MINUTE([.H32])*60" office:value-type="float" office:value="147" calcext:value-type="float">
            <text:p>147</text:p>
          </table:table-cell>
          <table:table-cell/>
          <table:table-cell table:formula="of:=[.I32]/[.D32]" office:value-type="float" office:value="668.181818181818" calcext:value-type="float">
            <text:p>668</text:p>
          </table:table-cell>
        </table:table-row>
        <table:table-row table:style-name="ro1">
          <table:table-cell office:value-type="string" calcext:value-type="string">
            <text:p>fmtLines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  <table:table-cell office:value-type="float" office:value="6312" calcext:value-type="float">
            <text:p>6312</text:p>
          </table:table-cell>
          <table:table-cell/>
          <table:table-cell office:value-type="string" calcext:value-type="string">
            <text:p>fmtLines</text:p>
          </table:table-cell>
          <table:table-cell office:value-type="time" office:time-value="PT00H02M28.149S" calcext:value-type="time">
            <text:p>02:28.15</text:p>
          </table:table-cell>
          <table:table-cell table:formula="of:=SECOND([.H33])+MINUTE([.H33])*60" office:value-type="float" office:value="148" calcext:value-type="float">
            <text:p>148</text:p>
          </table:table-cell>
          <table:table-cell/>
          <table:table-cell table:formula="of:=[.I33]/[.D33]" office:value-type="float" office:value="704.761904761905" calcext:value-type="float">
            <text:p>705</text:p>
          </table:table-cell>
        </table:table-row>
        <table:table-row table:style-name="ro1">
          <table:table-cell office:value-type="string" calcext:value-type="string">
            <text:p>forall</text:p>
          </table:table-cell>
          <table:table-cell office:value-type="float" office:value="0.16" calcext:value-type="float">
            <text:p>0.16</text:p>
          </table:table-cell>
          <table:table-cell office:value-type="float" office:value="0.01" calcext:value-type="float">
            <text:p>0.01</text:p>
          </table:table-cell>
          <table:table-cell office:value-type="float" office:value="0.17" calcext:value-type="float">
            <text:p>0.17</text:p>
          </table:table-cell>
          <table:table-cell office:value-type="float" office:value="15180" calcext:value-type="float">
            <text:p>15180</text:p>
          </table:table-cell>
          <table:table-cell/>
          <table:table-cell office:value-type="string" calcext:value-type="string">
            <text:p>forall</text:p>
          </table:table-cell>
          <table:table-cell office:value-type="time" office:time-value="PT00H00M16.523S" calcext:value-type="time">
            <text:p>00:16.52</text:p>
          </table:table-cell>
          <table:table-cell table:formula="of:=SECOND([.H34])+MINUTE([.H34])*60" office:value-type="float" office:value="17" calcext:value-type="float">
            <text:p>17</text:p>
          </table:table-cell>
          <table:table-cell/>
          <table:table-cell table:formula="of:=[.I34]/[.D34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orctrl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14456" calcext:value-type="float">
            <text:p>14456</text:p>
          </table:table-cell>
          <table:table-cell/>
          <table:table-cell office:value-type="string" calcext:value-type="string">
            <text:p>forctrl</text:p>
          </table:table-cell>
          <table:table-cell office:value-type="time" office:time-value="PT00H00M44.598S" calcext:value-type="time">
            <text:p>00:44.60</text:p>
          </table:table-cell>
          <table:table-cell table:formula="of:=SECOND([.H35])+MINUTE([.H35])*60" office:value-type="float" office:value="45" calcext:value-type="float">
            <text:p>45</text:p>
          </table:table-cell>
          <table:table-cell/>
          <table:table-cell table:formula="of:=[.I35]/[.D35]"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fstream_test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11376" calcext:value-type="float">
            <text:p>11376</text:p>
          </table:table-cell>
          <table:table-cell/>
          <table:table-cell office:value-type="string" calcext:value-type="string">
            <text:p>fstream_test</text:p>
          </table:table-cell>
          <table:table-cell office:value-type="time" office:time-value="PT00H00M34.901S" calcext:value-type="time">
            <text:p>00:34.90</text:p>
          </table:table-cell>
          <table:table-cell table:formula="of:=SECOND([.H36])+MINUTE([.H36])*60" office:value-type="float" office:value="35" calcext:value-type="float">
            <text:p>35</text:p>
          </table:table-cell>
          <table:table-cell/>
          <table:table-cell table:formula="of:=[.I36]/[.D36]" office:value-type="float" office:value="291.666666666667" calcext:value-type="float">
            <text:p>292</text:p>
          </table:table-cell>
        </table:table-row>
        <table:table-row table:style-name="ro1">
          <table:table-cell office:value-type="string" calcext:value-type="string">
            <text:p>function-operator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9104" calcext:value-type="float">
            <text:p>9104</text:p>
          </table:table-cell>
          <table:table-cell/>
          <table:table-cell office:value-type="string" calcext:value-type="string">
            <text:p>function-operator</text:p>
          </table:table-cell>
          <table:table-cell office:value-type="time" office:time-value="PT00H00M46.483S" calcext:value-type="time">
            <text:p>00:46.48</text:p>
          </table:table-cell>
          <table:table-cell table:formula="of:=SECOND([.H37])+MINUTE([.H37])*60" office:value-type="float" office:value="46" calcext:value-type="float">
            <text:p>46</text:p>
          </table:table-cell>
          <table:table-cell/>
          <table:table-cell table:formula="of:=[.I37]/[.D37]" office:value-type="float" office:value="209.090909090909" calcext:value-type="float">
            <text:p>209</text:p>
          </table:table-cell>
        </table:table-row>
        <table:table-row table:style-name="ro1">
          <table:table-cell office:value-type="string" calcext:value-type="string">
            <text:p>functions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4576" calcext:value-type="float">
            <text:p>4576</text:p>
          </table:table-cell>
          <table:table-cell/>
          <table:table-cell office:value-type="string" calcext:value-type="string">
            <text:p>functions</text:p>
          </table:table-cell>
          <table:table-cell office:value-type="time" office:time-value="PT00H00M07.348S" calcext:value-type="time">
            <text:p>00:07.35</text:p>
          </table:table-cell>
          <table:table-cell table:formula="of:=SECOND([.H38])+MINUTE([.H38])*60" office:value-type="float" office:value="7" calcext:value-type="float">
            <text:p>7</text:p>
          </table:table-cell>
          <table:table-cell/>
          <table:table-cell table:formula="of:=[.I38]/[.D38]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gccExtensions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4772" calcext:value-type="float">
            <text:p>4772</text:p>
          </table:table-cell>
          <table:table-cell/>
          <table:table-cell office:value-type="string" calcext:value-type="string">
            <text:p>gccExtensions</text:p>
          </table:table-cell>
          <table:table-cell office:value-type="time" office:time-value="PT00H00M07.478S" calcext:value-type="time">
            <text:p>00:07.48</text:p>
          </table:table-cell>
          <table:table-cell table:formula="of:=SECOND([.H39])+MINUTE([.H39])*60" office:value-type="float" office:value="7" calcext:value-type="float">
            <text:p>7</text:p>
          </table:table-cell>
          <table:table-cell/>
          <table:table-cell table:formula="of:=[.I39]/[.D39]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genericUnion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4584" calcext:value-type="float">
            <text:p>4584</text:p>
          </table:table-cell>
          <table:table-cell/>
          <table:table-cell office:value-type="string" calcext:value-type="string">
            <text:p>genericUnion</text:p>
          </table:table-cell>
          <table:table-cell office:value-type="time" office:time-value="PT00H00M08.259S" calcext:value-type="time">
            <text:p>00:08.26</text:p>
          </table:table-cell>
          <table:table-cell table:formula="of:=SECOND([.H40])+MINUTE([.H40])*60" office:value-type="float" office:value="8" calcext:value-type="float">
            <text:p>8</text:p>
          </table:table-cell>
          <table:table-cell/>
          <table:table-cell table:formula="of:=[.I40]/[.D40]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globals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6868" calcext:value-type="float">
            <text:p>6868</text:p>
          </table:table-cell>
          <table:table-cell/>
          <table:table-cell office:value-type="string" calcext:value-type="string">
            <text:p>globals</text:p>
          </table:table-cell>
          <table:table-cell office:value-type="time" office:time-value="PT00H00M32.167S" calcext:value-type="time">
            <text:p>00:32.17</text:p>
          </table:table-cell>
          <table:table-cell table:formula="of:=SECOND([.H41])+MINUTE([.H41])*60" office:value-type="float" office:value="32" calcext:value-type="float">
            <text:p>32</text:p>
          </table:table-cell>
          <table:table-cell/>
          <table:table-cell table:formula="of:=[.I41]/[.D41]"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gmp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office:value-type="float" office:value="10532" calcext:value-type="float">
            <text:p>10532</text:p>
          </table:table-cell>
          <table:table-cell/>
          <table:table-cell office:value-type="string" calcext:value-type="string">
            <text:p>gmp</text:p>
          </table:table-cell>
          <table:table-cell office:value-type="time" office:time-value="PT00H01M32.825S" calcext:value-type="time">
            <text:p>01:32.83</text:p>
          </table:table-cell>
          <table:table-cell table:formula="of:=SECOND([.H42])+MINUTE([.H42])*60" office:value-type="float" office:value="93" calcext:value-type="float">
            <text:p>93</text:p>
          </table:table-cell>
          <table:table-cell/>
          <table:table-cell table:formula="of:=[.I42]/[.D42]" office:value-type="float" office:value="290.625" calcext:value-type="float">
            <text:p>291</text:p>
          </table:table-cell>
        </table:table-row>
        <table:table-row table:style-name="ro1">
          <table:table-cell office:value-type="string" calcext:value-type="string">
            <text:p>heap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office:value-type="float" office:value="6696" calcext:value-type="float">
            <text:p>6696</text:p>
          </table:table-cell>
          <table:table-cell/>
          <table:table-cell office:value-type="string" calcext:value-type="string">
            <text:p>heap</text:p>
          </table:table-cell>
          <table:table-cell office:value-type="time" office:time-value="PT00H04M04.118S" calcext:value-type="time">
            <text:p>04:04.12</text:p>
          </table:table-cell>
          <table:table-cell table:formula="of:=SECOND([.H43])+MINUTE([.H43])*60" office:value-type="float" office:value="244" calcext:value-type="float">
            <text:p>244</text:p>
          </table:table-cell>
          <table:table-cell/>
          <table:table-cell table:formula="of:=[.I43]/[.D43]" office:value-type="float" office:value="554.545454545455" calcext:value-type="float">
            <text:p>555</text:p>
          </table:table-cell>
        </table:table-row>
        <table:table-row table:style-name="ro1">
          <table:table-cell office:value-type="string" calcext:value-type="string">
            <text:p>hello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5400" calcext:value-type="float">
            <text:p>5400</text:p>
          </table:table-cell>
          <table:table-cell/>
          <table:table-cell office:value-type="string" calcext:value-type="string">
            <text:p>hello</text:p>
          </table:table-cell>
          <table:table-cell office:value-type="time" office:time-value="PT00H00M22.492S" calcext:value-type="time">
            <text:p>00:22.49</text:p>
          </table:table-cell>
          <table:table-cell table:formula="of:=SECOND([.H44])+MINUTE([.H44])*60" office:value-type="float" office:value="22" calcext:value-type="float">
            <text:p>22</text:p>
          </table:table-cell>
          <table:table-cell/>
          <table:table-cell table:formula="of:=[.I44]/[.D44]"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identFuncDeclarator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488" calcext:value-type="float">
            <text:p>4488</text:p>
          </table:table-cell>
          <table:table-cell/>
          <table:table-cell office:value-type="string" calcext:value-type="string">
            <text:p>identFuncDeclarator</text:p>
          </table:table-cell>
          <table:table-cell office:value-type="time" office:time-value="PT00H00M07.264S" calcext:value-type="time">
            <text:p>00:07.26</text:p>
          </table:table-cell>
          <table:table-cell table:formula="of:=SECOND([.H45])+MINUTE([.H45])*60" office:value-type="float" office:value="7" calcext:value-type="float">
            <text:p>7</text:p>
          </table:table-cell>
          <table:table-cell/>
          <table:table-cell table:formula="of:=[.I45]/[.D45]"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identity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office:value-type="float" office:value="7840" calcext:value-type="float">
            <text:p>7840</text:p>
          </table:table-cell>
          <table:table-cell/>
          <table:table-cell office:value-type="string" calcext:value-type="string">
            <text:p>identity</text:p>
          </table:table-cell>
          <table:table-cell office:value-type="time" office:time-value="PT00H00M43.034S" calcext:value-type="time">
            <text:p>00:43.03</text:p>
          </table:table-cell>
          <table:table-cell table:formula="of:=SECOND([.H46])+MINUTE([.H46])*60" office:value-type="float" office:value="43" calcext:value-type="float">
            <text:p>43</text:p>
          </table:table-cell>
          <table:table-cell/>
          <table:table-cell table:formula="of:=[.I46]/[.D46]" office:value-type="float" office:value="148.275862068966" calcext:value-type="float">
            <text:p>148</text:p>
          </table:table-cell>
        </table:table-row>
        <table:table-row table:style-name="ro1">
          <table:table-cell office:value-type="string" calcext:value-type="string">
            <text:p>identParamDeclarator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576" calcext:value-type="float">
            <text:p>4576</text:p>
          </table:table-cell>
          <table:table-cell/>
          <table:table-cell office:value-type="string" calcext:value-type="string">
            <text:p>identParamDeclarator</text:p>
          </table:table-cell>
          <table:table-cell office:value-type="time" office:time-value="PT00H00M07.402S" calcext:value-type="time">
            <text:p>00:07.40</text:p>
          </table:table-cell>
          <table:table-cell table:formula="of:=SECOND([.H47])+MINUTE([.H47])*60" office:value-type="float" office:value="7" calcext:value-type="float">
            <text:p>7</text:p>
          </table:table-cell>
          <table:table-cell/>
          <table:table-cell table:formula="of:=[.I47]/[.D47]"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ifwhileCtl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5508" calcext:value-type="float">
            <text:p>5508</text:p>
          </table:table-cell>
          <table:table-cell/>
          <table:table-cell office:value-type="string" calcext:value-type="string">
            <text:p>ifwhileCtl</text:p>
          </table:table-cell>
          <table:table-cell office:value-type="time" office:time-value="PT00H00M23.935S" calcext:value-type="time">
            <text:p>00:23.94</text:p>
          </table:table-cell>
          <table:table-cell table:formula="of:=SECOND([.H48])+MINUTE([.H48])*60" office:value-type="float" office:value="24" calcext:value-type="float">
            <text:p>24</text:p>
          </table:table-cell>
          <table:table-cell/>
          <table:table-cell table:formula="of:=[.I48]/[.D48]"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init_once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588" calcext:value-type="float">
            <text:p>4588</text:p>
          </table:table-cell>
          <table:table-cell/>
          <table:table-cell office:value-type="string" calcext:value-type="string">
            <text:p>init_once</text:p>
          </table:table-cell>
          <table:table-cell office:value-type="time" office:time-value="PT00H00M09.13S" calcext:value-type="time">
            <text:p>00:09.13</text:p>
          </table:table-cell>
          <table:table-cell table:formula="of:=SECOND([.H49])+MINUTE([.H49])*60" office:value-type="float" office:value="9" calcext:value-type="float">
            <text:p>9</text:p>
          </table:table-cell>
          <table:table-cell/>
          <table:table-cell table:formula="of:=[.I49]/[.D49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io1</text:p>
          </table:table-cell>
          <table:table-cell office:value-type="float" office:value="1.19" calcext:value-type="float">
            <text:p>1.19</text:p>
          </table:table-cell>
          <table:table-cell office:value-type="float" office:value="0.02" calcext:value-type="float">
            <text:p>0.02</text:p>
          </table:table-cell>
          <table:table-cell office:value-type="float" office:value="1.21" calcext:value-type="float">
            <text:p>1.21</text:p>
          </table:table-cell>
          <table:table-cell office:value-type="float" office:value="43948" calcext:value-type="float">
            <text:p>43948</text:p>
          </table:table-cell>
          <table:table-cell/>
          <table:table-cell office:value-type="string" calcext:value-type="string">
            <text:p>io1</text:p>
          </table:table-cell>
          <table:table-cell office:value-type="time" office:time-value="PT00H07M00.282S" calcext:value-type="time">
            <text:p>07:00.28</text:p>
          </table:table-cell>
          <table:table-cell table:formula="of:=SECOND([.H50])+MINUTE([.H50])*60" office:value-type="float" office:value="420" calcext:value-type="float">
            <text:p>420</text:p>
          </table:table-cell>
          <table:table-cell/>
          <table:table-cell table:formula="of:=[.I50]/[.D50]" office:value-type="float" office:value="347.107438016529" calcext:value-type="float">
            <text:p>347</text:p>
          </table:table-cell>
        </table:table-row>
        <table:table-row table:style-name="ro1">
          <table:table-cell office:value-type="string" calcext:value-type="string">
            <text:p>io2</text:p>
          </table:table-cell>
          <table:table-cell office:value-type="float" office:value="2" calcext:value-type="float">
            <text:p>2</text:p>
          </table:table-cell>
          <table:table-cell office:value-type="float" office:value="0.03" calcext:value-type="float">
            <text:p>0.03</text:p>
          </table:table-cell>
          <table:table-cell office:value-type="float" office:value="2.04" calcext:value-type="float">
            <text:p>2.04</text:p>
          </table:table-cell>
          <table:table-cell office:value-type="float" office:value="78452" calcext:value-type="float">
            <text:p>78452</text:p>
          </table:table-cell>
          <table:table-cell/>
          <table:table-cell office:value-type="string" calcext:value-type="string">
            <text:p>io2</text:p>
          </table:table-cell>
          <table:table-cell office:value-type="time" office:time-value="PT00H15M58.859S" calcext:value-type="time">
            <text:p>15:58.86</text:p>
          </table:table-cell>
          <table:table-cell table:formula="of:=SECOND([.H51])+MINUTE([.H51])*60" office:value-type="float" office:value="959" calcext:value-type="float">
            <text:p>959</text:p>
          </table:table-cell>
          <table:table-cell/>
          <table:table-cell table:formula="of:=[.I51]/[.D51]" office:value-type="float" office:value="470.098039215686" calcext:value-type="float">
            <text:p>470</text:p>
          </table:table-cell>
        </table:table-row>
        <table:table-row table:style-name="ro1">
          <table:table-cell office:value-type="string" calcext:value-type="string">
            <text:p>KRfunctions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4564" calcext:value-type="float">
            <text:p>4564</text:p>
          </table:table-cell>
          <table:table-cell/>
          <table:table-cell office:value-type="string" calcext:value-type="string">
            <text:p>KRfunctions</text:p>
          </table:table-cell>
          <table:table-cell office:value-type="time" office:time-value="PT00H00M07.374S" calcext:value-type="time">
            <text:p>00:07.37</text:p>
          </table:table-cell>
          <table:table-cell table:formula="of:=SECOND([.H52])+MINUTE([.H52])*60" office:value-type="float" office:value="7" calcext:value-type="float">
            <text:p>7</text:p>
          </table:table-cell>
          <table:table-cell/>
          <table:table-cell table:formula="of:=[.I52]/[.D52]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labelledExit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4496" calcext:value-type="float">
            <text:p>4496</text:p>
          </table:table-cell>
          <table:table-cell/>
          <table:table-cell office:value-type="string" calcext:value-type="string">
            <text:p>labelledExit</text:p>
          </table:table-cell>
          <table:table-cell office:value-type="time" office:time-value="PT00H00M07.535S" calcext:value-type="time">
            <text:p>00:07.54</text:p>
          </table:table-cell>
          <table:table-cell table:formula="of:=SECOND([.H53])+MINUTE([.H53])*60" office:value-type="float" office:value="8" calcext:value-type="float">
            <text:p>8</text:p>
          </table:table-cell>
          <table:table-cell/>
          <table:table-cell table:formula="of:=[.I53]/[.D53]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limits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4752" calcext:value-type="float">
            <text:p>4752</text:p>
          </table:table-cell>
          <table:table-cell/>
          <table:table-cell office:value-type="string" calcext:value-type="string">
            <text:p>limits</text:p>
          </table:table-cell>
          <table:table-cell office:value-type="time" office:time-value="PT00H00M09.238S" calcext:value-type="time">
            <text:p>00:09.24</text:p>
          </table:table-cell>
          <table:table-cell table:formula="of:=SECOND([.H54])+MINUTE([.H54])*60" office:value-type="float" office:value="9" calcext:value-type="float">
            <text:p>9</text:p>
          </table:table-cell>
          <table:table-cell/>
          <table:table-cell table:formula="of:=[.I54]/[.D54]"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literals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6736" calcext:value-type="float">
            <text:p>6736</text:p>
          </table:table-cell>
          <table:table-cell/>
          <table:table-cell office:value-type="string" calcext:value-type="string">
            <text:p>literals</text:p>
          </table:table-cell>
          <table:table-cell office:value-type="time" office:time-value="PT00H00M26.062S" calcext:value-type="time">
            <text:p>00:26.06</text:p>
          </table:table-cell>
          <table:table-cell table:formula="of:=SECOND([.H55])+MINUTE([.H55])*60" office:value-type="float" office:value="26" calcext:value-type="float">
            <text:p>26</text:p>
          </table:table-cell>
          <table:table-cell/>
          <table:table-cell table:formula="of:=[.I55]/[.D55]" office:value-type="float" office:value="236.363636363636" calcext:value-type="float">
            <text:p>236</text:p>
          </table:table-cell>
        </table:table-row>
        <table:table-row table:style-name="ro1">
          <table:table-cell office:value-type="string" calcext:value-type="string">
            <text:p>math1</text:p>
          </table:table-cell>
          <table:table-cell office:value-type="float" office:value="1.03" calcext:value-type="float">
            <text:p>1.03</text:p>
          </table:table-cell>
          <table:table-cell office:value-type="float" office:value="0" calcext:value-type="float">
            <text:p>0</text:p>
          </table:table-cell>
          <table:table-cell office:value-type="float" office:value="1.04" calcext:value-type="float">
            <text:p>1.04</text:p>
          </table:table-cell>
          <table:table-cell office:value-type="float" office:value="34584" calcext:value-type="float">
            <text:p>34584</text:p>
          </table:table-cell>
          <table:table-cell/>
          <table:table-cell office:value-type="string" calcext:value-type="string">
            <text:p>math1</text:p>
          </table:table-cell>
          <table:table-cell office:value-type="time" office:time-value="PT00H12M06.633S" calcext:value-type="time">
            <text:p>12:06.63</text:p>
          </table:table-cell>
          <table:table-cell table:formula="of:=SECOND([.H56])+MINUTE([.H56])*60" office:value-type="float" office:value="727" calcext:value-type="float">
            <text:p>727</text:p>
          </table:table-cell>
          <table:table-cell/>
          <table:table-cell table:formula="of:=[.I56]/[.D56]" office:value-type="float" office:value="699.038461538462" calcext:value-type="float">
            <text:p>699</text:p>
          </table:table-cell>
        </table:table-row>
        <table:table-row table:style-name="ro1">
          <table:table-cell office:value-type="string" calcext:value-type="string">
            <text:p>math2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</text:p>
          </table:table-cell>
          <table:table-cell office:value-type="float" office:value="1.35" calcext:value-type="float">
            <text:p>1.35</text:p>
          </table:table-cell>
          <table:table-cell office:value-type="float" office:value="24388" calcext:value-type="float">
            <text:p>24388</text:p>
          </table:table-cell>
          <table:table-cell/>
          <table:table-cell office:value-type="string" calcext:value-type="string">
            <text:p>math2</text:p>
          </table:table-cell>
          <table:table-cell office:value-type="time" office:time-value="PT00H15M06.035S" calcext:value-type="time">
            <text:p>15:06.04</text:p>
          </table:table-cell>
          <table:table-cell table:formula="of:=SECOND([.H57])+MINUTE([.H57])*60" office:value-type="float" office:value="906" calcext:value-type="float">
            <text:p>906</text:p>
          </table:table-cell>
          <table:table-cell/>
          <table:table-cell table:formula="of:=[.I57]/[.D57]" office:value-type="float" office:value="671.111111111111" calcext:value-type="float">
            <text:p>671</text:p>
          </table:table-cell>
        </table:table-row>
        <table:table-row table:style-name="ro1">
          <table:table-cell office:value-type="string" calcext:value-type="string">
            <text:p>math3</text:p>
          </table:table-cell>
          <table:table-cell office:value-type="float" office:value="0.97" calcext:value-type="float">
            <text:p>0.97</text:p>
          </table:table-cell>
          <table:table-cell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 office:value-type="float" office:value="23852" calcext:value-type="float">
            <text:p>23852</text:p>
          </table:table-cell>
          <table:table-cell/>
          <table:table-cell office:value-type="string" calcext:value-type="string">
            <text:p>math3</text:p>
          </table:table-cell>
          <table:table-cell office:value-type="time" office:time-value="PT00H11M15.656S" calcext:value-type="time">
            <text:p>11:15.66</text:p>
          </table:table-cell>
          <table:table-cell table:formula="of:=SECOND([.H58])+MINUTE([.H58])*60" office:value-type="float" office:value="676" calcext:value-type="float">
            <text:p>676</text:p>
          </table:table-cell>
          <table:table-cell/>
          <table:table-cell table:formula="of:=[.I58]/[.D58]" office:value-type="float" office:value="689.795918367347" calcext:value-type="float">
            <text:p>690</text:p>
          </table:table-cell>
        </table:table-row>
        <table:table-row table:style-name="ro1">
          <table:table-cell office:value-type="string" calcext:value-type="string">
            <text:p>math4</text:p>
          </table:table-cell>
          <table:table-cell office:value-type="float" office:value="1.08" calcext:value-type="float">
            <text:p>1.08</text:p>
          </table:table-cell>
          <table:table-cell office:value-type="float" office:value="0" calcext:value-type="float">
            <text:p>0</text:p>
          </table:table-cell>
          <table:table-cell office:value-type="float" office:value="1.08" calcext:value-type="float">
            <text:p>1.08</text:p>
          </table:table-cell>
          <table:table-cell office:value-type="float" office:value="15024" calcext:value-type="float">
            <text:p>15024</text:p>
          </table:table-cell>
          <table:table-cell/>
          <table:table-cell office:value-type="string" calcext:value-type="string">
            <text:p>math4</text:p>
          </table:table-cell>
          <table:table-cell office:value-type="time" office:time-value="PT00H05M41.735S" calcext:value-type="time">
            <text:p>05:41.74</text:p>
          </table:table-cell>
          <table:table-cell table:formula="of:=SECOND([.H59])+MINUTE([.H59])*60" office:value-type="float" office:value="342" calcext:value-type="float">
            <text:p>342</text:p>
          </table:table-cell>
          <table:table-cell/>
          <table:table-cell table:formula="of:=[.I59]/[.D59]" office:value-type="float" office:value="316.666666666667" calcext:value-type="float">
            <text:p>317</text:p>
          </table:table-cell>
        </table:table-row>
        <table:table-row table:style-name="ro1">
          <table:table-cell office:value-type="string" calcext:value-type="string">
            <text:p>matrixSum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float" office:value="0.43" calcext:value-type="float">
            <text:p>0.43</text:p>
          </table:table-cell>
          <table:table-cell office:value-type="float" office:value="8088" calcext:value-type="float">
            <text:p>8088</text:p>
          </table:table-cell>
          <table:table-cell/>
          <table:table-cell office:value-type="string" calcext:value-type="string">
            <text:p>matrixSum</text:p>
          </table:table-cell>
          <table:table-cell office:value-type="time" office:time-value="PT00H04M01.287S" calcext:value-type="time">
            <text:p>04:01.29</text:p>
          </table:table-cell>
          <table:table-cell table:formula="of:=SECOND([.H60])+MINUTE([.H60])*60" office:value-type="float" office:value="241" calcext:value-type="float">
            <text:p>241</text:p>
          </table:table-cell>
          <table:table-cell/>
          <table:table-cell table:formula="of:=[.I60]/[.D60]" office:value-type="float" office:value="560.46511627907" calcext:value-type="float">
            <text:p>560</text:p>
          </table:table-cell>
        </table:table-row>
        <table:table-row table:style-name="ro1">
          <table:table-cell office:value-type="string" calcext:value-type="string">
            <text:p>maybe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4588" calcext:value-type="float">
            <text:p>4588</text:p>
          </table:table-cell>
          <table:table-cell/>
          <table:table-cell office:value-type="string" calcext:value-type="string">
            <text:p>maybe</text:p>
          </table:table-cell>
          <table:table-cell office:value-type="time" office:time-value="PT00H00M09.841S" calcext:value-type="time">
            <text:p>00:09.84</text:p>
          </table:table-cell>
          <table:table-cell table:formula="of:=SECOND([.H61])+MINUTE([.H61])*60" office:value-type="float" office:value="10" calcext:value-type="float">
            <text:p>10</text:p>
          </table:table-cell>
          <table:table-cell/>
          <table:table-cell table:formula="of:=[.I61]/[.D61]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emberCtors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4560" calcext:value-type="float">
            <text:p>4560</text:p>
          </table:table-cell>
          <table:table-cell/>
          <table:table-cell office:value-type="string" calcext:value-type="string">
            <text:p>memberCtors</text:p>
          </table:table-cell>
          <table:table-cell office:value-type="time" office:time-value="PT00H00M08.538S" calcext:value-type="time">
            <text:p>00:08.54</text:p>
          </table:table-cell>
          <table:table-cell table:formula="of:=SECOND([.H62])+MINUTE([.H62])*60" office:value-type="float" office:value="9" calcext:value-type="float">
            <text:p>9</text:p>
          </table:table-cell>
          <table:table-cell/>
          <table:table-cell table:formula="of:=[.I62]/[.D62]"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minmax</text:p>
          </table:table-cell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</text:p>
          </table:table-cell>
          <table:table-cell office:value-type="float" office:value="0.73" calcext:value-type="float">
            <text:p>0.73</text:p>
          </table:table-cell>
          <table:table-cell office:value-type="float" office:value="14524" calcext:value-type="float">
            <text:p>14524</text:p>
          </table:table-cell>
          <table:table-cell/>
          <table:table-cell office:value-type="string" calcext:value-type="string">
            <text:p>minmax</text:p>
          </table:table-cell>
          <table:table-cell office:value-type="time" office:time-value="PT00H04M22.708S" calcext:value-type="time">
            <text:p>04:22.71</text:p>
          </table:table-cell>
          <table:table-cell table:formula="of:=SECOND([.H63])+MINUTE([.H63])*60" office:value-type="float" office:value="263" calcext:value-type="float">
            <text:p>263</text:p>
          </table:table-cell>
          <table:table-cell/>
          <table:table-cell table:formula="of:=[.I63]/[.D63]" office:value-type="float" office:value="360.27397260274" calcext:value-type="float">
            <text:p>360</text:p>
          </table:table-cell>
        </table:table-row>
        <table:table-row table:style-name="ro1">
          <table:table-cell office:value-type="string" calcext:value-type="string">
            <text:p>monitor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float" office:value="0.43" calcext:value-type="float">
            <text:p>0.43</text:p>
          </table:table-cell>
          <table:table-cell office:value-type="float" office:value="8076" calcext:value-type="float">
            <text:p>8076</text:p>
          </table:table-cell>
          <table:table-cell/>
          <table:table-cell office:value-type="string" calcext:value-type="string">
            <text:p>monitor</text:p>
          </table:table-cell>
          <table:table-cell office:value-type="time" office:time-value="PT00H03M48.517S" calcext:value-type="time">
            <text:p>03:48.52</text:p>
          </table:table-cell>
          <table:table-cell table:formula="of:=SECOND([.H64])+MINUTE([.H64])*60" office:value-type="float" office:value="229" calcext:value-type="float">
            <text:p>229</text:p>
          </table:table-cell>
          <table:table-cell/>
          <table:table-cell table:formula="of:=[.I64]/[.D64]" office:value-type="float" office:value="532.558139534884" calcext:value-type="float">
            <text:p>533</text:p>
          </table:table-cell>
        </table:table-row>
        <table:table-row table:style-name="ro1">
          <table:table-cell office:value-type="string" calcext:value-type="string">
            <text:p>multi-monitor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15028" calcext:value-type="float">
            <text:p>15028</text:p>
          </table:table-cell>
          <table:table-cell/>
          <table:table-cell office:value-type="string" calcext:value-type="string">
            <text:p>multi-monitor</text:p>
          </table:table-cell>
          <table:table-cell office:value-type="time" office:time-value="PT00H03M57.938S" calcext:value-type="time">
            <text:p>03:57.94</text:p>
          </table:table-cell>
          <table:table-cell table:formula="of:=SECOND([.H65])+MINUTE([.H65])*60" office:value-type="float" office:value="238" calcext:value-type="float">
            <text:p>238</text:p>
          </table:table-cell>
          <table:table-cell/>
          <table:table-cell table:formula="of:=[.I65]/[.D65]" office:value-type="float" office:value="528.888888888889" calcext:value-type="float">
            <text:p>529</text:p>
          </table:table-cell>
        </table:table-row>
        <table:table-row table:style-name="ro1">
          <table:table-cell office:value-type="string" calcext:value-type="string">
            <text:p>nested-types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568" calcext:value-type="float">
            <text:p>4568</text:p>
          </table:table-cell>
          <table:table-cell/>
          <table:table-cell office:value-type="string" calcext:value-type="string">
            <text:p>nested-types</text:p>
          </table:table-cell>
          <table:table-cell office:value-type="time" office:time-value="PT00H00M08.004S" calcext:value-type="time">
            <text:p>00:08.00</text:p>
          </table:table-cell>
          <table:table-cell table:formula="of:=SECOND([.H66])+MINUTE([.H66])*60" office:value-type="float" office:value="8" calcext:value-type="float">
            <text:p>8</text:p>
          </table:table-cell>
          <table:table-cell/>
          <table:table-cell table:formula="of:=[.I66]/[.D66]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numericConstants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556" calcext:value-type="float">
            <text:p>4556</text:p>
          </table:table-cell>
          <table:table-cell/>
          <table:table-cell office:value-type="string" calcext:value-type="string">
            <text:p>numericConstants</text:p>
          </table:table-cell>
          <table:table-cell office:value-type="time" office:time-value="PT00H00M07.452S" calcext:value-type="time">
            <text:p>00:07.45</text:p>
          </table:table-cell>
          <table:table-cell table:formula="of:=SECOND([.H67])+MINUTE([.H67])*60" office:value-type="float" office:value="7" calcext:value-type="float">
            <text:p>7</text:p>
          </table:table-cell>
          <table:table-cell/>
          <table:table-cell table:formula="of:=[.I67]/[.D67]"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operators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4552" calcext:value-type="float">
            <text:p>4552</text:p>
          </table:table-cell>
          <table:table-cell/>
          <table:table-cell office:value-type="string" calcext:value-type="string">
            <text:p>operators</text:p>
          </table:table-cell>
          <table:table-cell office:value-type="time" office:time-value="PT00H00M07.39S" calcext:value-type="time">
            <text:p>00:07.39</text:p>
          </table:table-cell>
          <table:table-cell table:formula="of:=SECOND([.H68])+MINUTE([.H68])*60" office:value-type="float" office:value="7" calcext:value-type="float">
            <text:p>7</text:p>
          </table:table-cell>
          <table:table-cell/>
          <table:table-cell table:formula="of:=[.I68]/[.D68]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pingpong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6456" calcext:value-type="float">
            <text:p>6456</text:p>
          </table:table-cell>
          <table:table-cell/>
          <table:table-cell office:value-type="string" calcext:value-type="string">
            <text:p>pingpong</text:p>
          </table:table-cell>
          <table:table-cell office:value-type="time" office:time-value="PT00H02M25.677S" calcext:value-type="time">
            <text:p>02:25.68</text:p>
          </table:table-cell>
          <table:table-cell table:formula="of:=SECOND([.H69])+MINUTE([.H69])*60" office:value-type="float" office:value="146" calcext:value-type="float">
            <text:p>146</text:p>
          </table:table-cell>
          <table:table-cell/>
          <table:table-cell table:formula="of:=[.I69]/[.D69]" office:value-type="float" office:value="663.636363636364" calcext:value-type="float">
            <text:p>664</text:p>
          </table:table-cell>
        </table:table-row>
        <table:table-row table:style-name="ro1">
          <table:table-cell office:value-type="string" calcext:value-type="string">
            <text:p>polymorphism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6488" calcext:value-type="float">
            <text:p>6488</text:p>
          </table:table-cell>
          <table:table-cell/>
          <table:table-cell office:value-type="string" calcext:value-type="string">
            <text:p>polymorphism</text:p>
          </table:table-cell>
          <table:table-cell office:value-type="time" office:time-value="PT00H00M09.189S" calcext:value-type="time">
            <text:p>00:09.19</text:p>
          </table:table-cell>
          <table:table-cell table:formula="of:=SECOND([.H70])+MINUTE([.H70])*60" office:value-type="float" office:value="9" calcext:value-type="float">
            <text:p>9</text:p>
          </table:table-cell>
          <table:table-cell/>
          <table:table-cell table:formula="of:=[.I70]/[.D70]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preempt</text:p>
          </table:table-cell>
          <table:table-cell office:value-type="float" office:value="0.49" calcext:value-type="float">
            <text:p>0.49</text:p>
          </table:table-cell>
          <table:table-cell office:value-type="float" office:value="0" calcext:value-type="float">
            <text:p>0</text:p>
          </table:table-cell>
          <table:table-cell office:value-type="float" office:value="0.49" calcext:value-type="float">
            <text:p>0.49</text:p>
          </table:table-cell>
          <table:table-cell office:value-type="float" office:value="6912" calcext:value-type="float">
            <text:p>6912</text:p>
          </table:table-cell>
          <table:table-cell/>
          <table:table-cell office:value-type="string" calcext:value-type="string">
            <text:p>preempt</text:p>
          </table:table-cell>
          <table:table-cell office:value-type="time" office:time-value="PT00H04M02.135S" calcext:value-type="time">
            <text:p>04:02.14</text:p>
          </table:table-cell>
          <table:table-cell table:formula="of:=SECOND([.H71])+MINUTE([.H71])*60" office:value-type="float" office:value="242" calcext:value-type="float">
            <text:p>242</text:p>
          </table:table-cell>
          <table:table-cell/>
          <table:table-cell table:formula="of:=[.I71]/[.D71]" office:value-type="float" office:value="493.877551020408" calcext:value-type="float">
            <text:p>494</text:p>
          </table:table-cell>
        </table:table-row>
        <table:table-row table:style-name="ro1">
          <table:table-cell office:value-type="string" calcext:value-type="string">
            <text:p>prodcons</text:p>
          </table:table-cell>
          <table:table-cell office:value-type="float" office:value="0.38" calcext:value-type="float">
            <text:p>0.38</text:p>
          </table:table-cell>
          <table:table-cell office:value-type="float" office:value="0.01" calcext:value-type="float">
            <text:p>0.01</text:p>
          </table:table-cell>
          <table:table-cell office:value-type="float" office:value="0.4" calcext:value-type="float">
            <text:p>0.4</text:p>
          </table:table-cell>
          <table:table-cell office:value-type="float" office:value="9744" calcext:value-type="float">
            <text:p>9744</text:p>
          </table:table-cell>
          <table:table-cell/>
          <table:table-cell office:value-type="string" calcext:value-type="string">
            <text:p>prodcons</text:p>
          </table:table-cell>
          <table:table-cell office:value-type="time" office:time-value="PT00H03M27.841S" calcext:value-type="time">
            <text:p>03:27.84</text:p>
          </table:table-cell>
          <table:table-cell table:formula="of:=SECOND([.H72])+MINUTE([.H72])*60" office:value-type="float" office:value="208" calcext:value-type="float">
            <text:p>208</text:p>
          </table:table-cell>
          <table:table-cell/>
          <table:table-cell table:formula="of:=[.I72]/[.D72]"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quickSort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7728" calcext:value-type="float">
            <text:p>7728</text:p>
          </table:table-cell>
          <table:table-cell/>
          <table:table-cell office:value-type="string" calcext:value-type="string">
            <text:p>quickSort</text:p>
          </table:table-cell>
          <table:table-cell office:value-type="time" office:time-value="PT00H04M22.583S" calcext:value-type="time">
            <text:p>04:22.58</text:p>
          </table:table-cell>
          <table:table-cell table:formula="of:=SECOND([.H73])+MINUTE([.H73])*60" office:value-type="float" office:value="263" calcext:value-type="float">
            <text:p>263</text:p>
          </table:table-cell>
          <table:table-cell/>
          <table:table-cell table:formula="of:=[.I73]/[.D73]" office:value-type="float" office:value="584.444444444445" calcext:value-type="float">
            <text:p>584</text:p>
          </table:table-cell>
        </table:table-row>
        <table:table-row table:style-name="ro1">
          <table:table-cell office:value-type="string" calcext:value-type="string">
            <text:p>quoted_keyword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6444" calcext:value-type="float">
            <text:p>6444</text:p>
          </table:table-cell>
          <table:table-cell/>
          <table:table-cell office:value-type="string" calcext:value-type="string">
            <text:p>quoted_keyword</text:p>
          </table:table-cell>
          <table:table-cell office:value-type="time" office:time-value="PT00H00M21.312S" calcext:value-type="time">
            <text:p>00:21.31</text:p>
          </table:table-cell>
          <table:table-cell table:formula="of:=SECOND([.H74])+MINUTE([.H74])*60" office:value-type="float" office:value="21" calcext:value-type="float">
            <text:p>21</text:p>
          </table:table-cell>
          <table:table-cell/>
          <table:table-cell table:formula="of:=[.I74]/[.D74]"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office:value-type="float" office:value="7384" calcext:value-type="float">
            <text:p>7384</text:p>
          </table:table-cell>
          <table:table-cell/>
          <table:table-cell office:value-type="string" calcext:value-type="string">
            <text:p>random</text:p>
          </table:table-cell>
          <table:table-cell office:value-type="time" office:time-value="PT00H01M14.984S" calcext:value-type="time">
            <text:p>01:14.98</text:p>
          </table:table-cell>
          <table:table-cell table:formula="of:=SECOND([.H75])+MINUTE([.H75])*60" office:value-type="float" office:value="75" calcext:value-type="float">
            <text:p>75</text:p>
          </table:table-cell>
          <table:table-cell/>
          <table:table-cell table:formula="of:=[.I75]/[.D75]" office:value-type="float" office:value="326.086956521739" calcext:value-type="float">
            <text:p>326</text:p>
          </table:table-cell>
        </table:table-row>
        <table:table-row table:style-name="ro1">
          <table:table-cell office:value-type="string" calcext:value-type="string">
            <text:p>rational</text:p>
          </table:table-cell>
          <table:table-cell office:value-type="float" office:value="3.36" calcext:value-type="float">
            <text:p>3.36</text:p>
          </table:table-cell>
          <table:table-cell office:value-type="float" office:value="0" calcext:value-type="float">
            <text:p>0</text:p>
          </table:table-cell>
          <table:table-cell office:value-type="float" office:value="3.36" calcext:value-type="float">
            <text:p>3.36</text:p>
          </table:table-cell>
          <table:table-cell office:value-type="float" office:value="14408" calcext:value-type="float">
            <text:p>14408</text:p>
          </table:table-cell>
          <table:table-cell/>
          <table:table-cell office:value-type="string" calcext:value-type="string">
            <text:p>rational</text:p>
          </table:table-cell>
          <table:table-cell office:value-type="time" office:time-value="PT00H05M01.684S" calcext:value-type="time">
            <text:p>05:01.68</text:p>
          </table:table-cell>
          <table:table-cell table:formula="of:=SECOND([.H76])+MINUTE([.H76])*60" office:value-type="float" office:value="302" calcext:value-type="float">
            <text:p>302</text:p>
          </table:table-cell>
          <table:table-cell/>
          <table:table-cell table:formula="of:=[.I76]/[.D76]" office:value-type="float" office:value="89.8809523809524" calcext:value-type="float">
            <text:p>90</text:p>
          </table:table-cell>
        </table:table-row>
        <table:table-row table:style-name="ro1">
          <table:table-cell office:value-type="string" calcext:value-type="string">
            <text:p>recurse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8116" calcext:value-type="float">
            <text:p>8116</text:p>
          </table:table-cell>
          <table:table-cell/>
          <table:table-cell office:value-type="string" calcext:value-type="string">
            <text:p>recurse</text:p>
          </table:table-cell>
          <table:table-cell office:value-type="time" office:time-value="PT00H04M06.797S" calcext:value-type="time">
            <text:p>04:06.80</text:p>
          </table:table-cell>
          <table:table-cell table:formula="of:=SECOND([.H77])+MINUTE([.H77])*60" office:value-type="float" office:value="247" calcext:value-type="float">
            <text:p>247</text:p>
          </table:table-cell>
          <table:table-cell/>
          <table:table-cell table:formula="of:=[.I77]/[.D77]" office:value-type="float" office:value="548.888888888889" calcext:value-type="float">
            <text:p>549</text:p>
          </table:table-cell>
        </table:table-row>
        <table:table-row table:style-name="ro1">
          <table:table-cell office:value-type="string" calcext:value-type="string">
            <text:p>references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4764" calcext:value-type="float">
            <text:p>4764</text:p>
          </table:table-cell>
          <table:table-cell/>
          <table:table-cell office:value-type="string" calcext:value-type="string">
            <text:p>references</text:p>
          </table:table-cell>
          <table:table-cell office:value-type="time" office:time-value="PT00H00M08.553S" calcext:value-type="time">
            <text:p>00:08.55</text:p>
          </table:table-cell>
          <table:table-cell table:formula="of:=SECOND([.H78])+MINUTE([.H78])*60" office:value-type="float" office:value="9" calcext:value-type="float">
            <text:p>9</text:p>
          </table:table-cell>
          <table:table-cell/>
          <table:table-cell table:formula="of:=[.I78]/[.D78]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esult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4772" calcext:value-type="float">
            <text:p>4772</text:p>
          </table:table-cell>
          <table:table-cell/>
          <table:table-cell office:value-type="string" calcext:value-type="string">
            <text:p>result</text:p>
          </table:table-cell>
          <table:table-cell office:value-type="time" office:time-value="PT00H00M13.718S" calcext:value-type="time">
            <text:p>00:13.72</text:p>
          </table:table-cell>
          <table:table-cell table:formula="of:=SECOND([.H79])+MINUTE([.H79])*60" office:value-type="float" office:value="14" calcext:value-type="float">
            <text:p>14</text:p>
          </table:table-cell>
          <table:table-cell/>
          <table:table-cell table:formula="of:=[.I79]/[.D79]"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runningTotal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10528" calcext:value-type="float">
            <text:p>10528</text:p>
          </table:table-cell>
          <table:table-cell/>
          <table:table-cell office:value-type="string" calcext:value-type="string">
            <text:p>runningTotal</text:p>
          </table:table-cell>
          <table:table-cell office:value-type="time" office:time-value="PT00H02M15.627S" calcext:value-type="time">
            <text:p>02:15.63</text:p>
          </table:table-cell>
          <table:table-cell table:formula="of:=SECOND([.H80])+MINUTE([.H80])*60" office:value-type="float" office:value="136" calcext:value-type="float">
            <text:p>136</text:p>
          </table:table-cell>
          <table:table-cell/>
          <table:table-cell table:formula="of:=[.I80]/[.D80]" office:value-type="float" office:value="618.181818181818" calcext:value-type="float">
            <text:p>618</text:p>
          </table:table-cell>
        </table:table-row>
        <table:table-row table:style-name="ro1">
          <table:table-cell office:value-type="string" calcext:value-type="string">
            <text:p>searchsort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18392" calcext:value-type="float">
            <text:p>18392</text:p>
          </table:table-cell>
          <table:table-cell/>
          <table:table-cell office:value-type="string" calcext:value-type="string">
            <text:p>searchsort</text:p>
          </table:table-cell>
          <table:table-cell office:value-type="time" office:time-value="PT00H04M27.428S" calcext:value-type="time">
            <text:p>04:27.43</text:p>
          </table:table-cell>
          <table:table-cell table:formula="of:=SECOND([.H81])+MINUTE([.H81])*60" office:value-type="float" office:value="267" calcext:value-type="float">
            <text:p>267</text:p>
          </table:table-cell>
          <table:table-cell/>
          <table:table-cell table:formula="of:=[.I81]/[.D81]" office:value-type="float" office:value="333.75" calcext:value-type="float">
            <text:p>334</text:p>
          </table:table-cell>
        </table:table-row>
        <table:table-row table:style-name="ro1">
          <table:table-cell office:value-type="string" calcext:value-type="string">
            <text:p>self-assignment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552" calcext:value-type="float">
            <text:p>4552</text:p>
          </table:table-cell>
          <table:table-cell/>
          <table:table-cell office:value-type="string" calcext:value-type="string">
            <text:p>self-assignment</text:p>
          </table:table-cell>
          <table:table-cell office:value-type="time" office:time-value="PT00H00M07.779S" calcext:value-type="time">
            <text:p>00:07.78</text:p>
          </table:table-cell>
          <table:table-cell table:formula="of:=SECOND([.H82])+MINUTE([.H82])*60" office:value-type="float" office:value="8" calcext:value-type="float">
            <text:p>8</text:p>
          </table:table-cell>
          <table:table-cell/>
          <table:table-cell table:formula="of:=[.I82]/[.D82]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shortCircuit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6076" calcext:value-type="float">
            <text:p>6076</text:p>
          </table:table-cell>
          <table:table-cell/>
          <table:table-cell office:value-type="string" calcext:value-type="string">
            <text:p>shortCircuit</text:p>
          </table:table-cell>
          <table:table-cell office:value-type="time" office:time-value="PT00H00M14.278S" calcext:value-type="time">
            <text:p>00:14.28</text:p>
          </table:table-cell>
          <table:table-cell table:formula="of:=SECOND([.H83])+MINUTE([.H83])*60" office:value-type="float" office:value="14" calcext:value-type="float">
            <text:p>14</text:p>
          </table:table-cell>
          <table:table-cell/>
          <table:table-cell table:formula="of:=[.I83]/[.D83]" office:value-type="float" office:value="466.666666666667" calcext:value-type="float">
            <text:p>467</text:p>
          </table:table-cell>
        </table:table-row>
        <table:table-row table:style-name="ro1">
          <table:table-cell office:value-type="string" calcext:value-type="string">
            <text:p>simpleGenericTriple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4600" calcext:value-type="float">
            <text:p>4600</text:p>
          </table:table-cell>
          <table:table-cell/>
          <table:table-cell office:value-type="string" calcext:value-type="string">
            <text:p>simpleGenericTriple</text:p>
          </table:table-cell>
          <table:table-cell office:value-type="time" office:time-value="PT00H00M08.911S" calcext:value-type="time">
            <text:p>00:08.91</text:p>
          </table:table-cell>
          <table:table-cell table:formula="of:=SECOND([.H84])+MINUTE([.H84])*60" office:value-type="float" office:value="9" calcext:value-type="float">
            <text:p>9</text:p>
          </table:table-cell>
          <table:table-cell/>
          <table:table-cell table:formula="of:=[.I84]/[.D84]"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statement</text:p>
          </table:table-cell>
          <table:table-cell office:value-type="float" office:value="0.64" calcext:value-type="float">
            <text:p>0.64</text:p>
          </table:table-cell>
          <table:table-cell office:value-type="float" office:value="0" calcext:value-type="float">
            <text:p>0</text:p>
          </table:table-cell>
          <table:table-cell office:value-type="float" office:value="0.65" calcext:value-type="float">
            <text:p>0.65</text:p>
          </table:table-cell>
          <table:table-cell office:value-type="float" office:value="10976" calcext:value-type="float">
            <text:p>10976</text:p>
          </table:table-cell>
          <table:table-cell/>
          <table:table-cell office:value-type="string" calcext:value-type="string">
            <text:p>statement</text:p>
          </table:table-cell>
          <table:table-cell office:value-type="time" office:time-value="PT00H05M07.448S" calcext:value-type="time">
            <text:p>05:07.45</text:p>
          </table:table-cell>
          <table:table-cell table:formula="of:=SECOND([.H85])+MINUTE([.H85])*60" office:value-type="float" office:value="307" calcext:value-type="float">
            <text:p>307</text:p>
          </table:table-cell>
          <table:table-cell/>
          <table:table-cell table:formula="of:=[.I85]/[.D85]" office:value-type="float" office:value="472.307692307692" calcext:value-type="float">
            <text:p>472</text:p>
          </table:table-cell>
        </table:table-row>
        <table:table-row table:style-name="ro1">
          <table:table-cell office:value-type="string" calcext:value-type="string">
            <text:p>stdincludes</text:p>
          </table:table-cell>
          <table:table-cell office:value-type="float" office:value="0.51" calcext:value-type="float">
            <text:p>0.51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office:value-type="float" office:value="6908" calcext:value-type="float">
            <text:p>6908</text:p>
          </table:table-cell>
          <table:table-cell/>
          <table:table-cell office:value-type="string" calcext:value-type="string">
            <text:p>stdincludes</text:p>
          </table:table-cell>
          <table:table-cell office:value-type="time" office:time-value="PT00H04M35.331S" calcext:value-type="time">
            <text:p>04:35.33</text:p>
          </table:table-cell>
          <table:table-cell table:formula="of:=SECOND([.H86])+MINUTE([.H86])*60" office:value-type="float" office:value="275" calcext:value-type="float">
            <text:p>275</text:p>
          </table:table-cell>
          <table:table-cell/>
          <table:table-cell table:formula="of:=[.I86]/[.D86]" office:value-type="float" office:value="539.21568627451" calcext:value-type="float">
            <text:p>539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office:value-type="float" office:value="12156" calcext:value-type="float">
            <text:p>12156</text:p>
          </table:table-cell>
          <table:table-cell/>
          <table:table-cell office:value-type="string" calcext:value-type="string">
            <text:p>sum</text:p>
          </table:table-cell>
          <table:table-cell office:value-type="time" office:time-value="PT00H04M19.355S" calcext:value-type="time">
            <text:p>04:19.36</text:p>
          </table:table-cell>
          <table:table-cell table:formula="of:=SECOND([.H87])+MINUTE([.H87])*60" office:value-type="float" office:value="259" calcext:value-type="float">
            <text:p>259</text:p>
          </table:table-cell>
          <table:table-cell/>
          <table:table-cell table:formula="of:=[.I87]/[.D87]" office:value-type="float" office:value="616.666666666667" calcext:value-type="float">
            <text:p>617</text:p>
          </table:table-cell>
        </table:table-row>
        <table:table-row table:style-name="ro1">
          <table:table-cell office:value-type="string" calcext:value-type="string">
            <text:p>swap</text:p>
          </table:table-cell>
          <table:table-cell office:value-type="float" office:value="1.01" calcext:value-type="float">
            <text:p>1.01</text:p>
          </table:table-cell>
          <table:table-cell office:value-type="float" office:value="0" calcext:value-type="float">
            <text:p>0</text:p>
          </table:table-cell>
          <table:table-cell office:value-type="float" office:value="1.02" calcext:value-type="float">
            <text:p>1.02</text:p>
          </table:table-cell>
          <table:table-cell office:value-type="float" office:value="16380" calcext:value-type="float">
            <text:p>16380</text:p>
          </table:table-cell>
          <table:table-cell/>
          <table:table-cell office:value-type="string" calcext:value-type="string">
            <text:p>swap</text:p>
          </table:table-cell>
          <table:table-cell office:value-type="time" office:time-value="PT00H02M52.388S" calcext:value-type="time">
            <text:p>02:52.39</text:p>
          </table:table-cell>
          <table:table-cell table:formula="of:=SECOND([.H88])+MINUTE([.H88])*60" office:value-type="float" office:value="172" calcext:value-type="float">
            <text:p>172</text:p>
          </table:table-cell>
          <table:table-cell/>
          <table:table-cell table:formula="of:=[.I88]/[.D88]" office:value-type="float" office:value="168.627450980392" calcext:value-type="float">
            <text:p>169</text:p>
          </table:table-cell>
        </table:table-row>
        <table:table-row table:style-name="ro1">
          <table:table-cell office:value-type="string" calcext:value-type="string">
            <text:p>switch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552" calcext:value-type="float">
            <text:p>4552</text:p>
          </table:table-cell>
          <table:table-cell/>
          <table:table-cell office:value-type="string" calcext:value-type="string">
            <text:p>switch</text:p>
          </table:table-cell>
          <table:table-cell office:value-type="time" office:time-value="PT00H00M07.426S" calcext:value-type="time">
            <text:p>00:07.43</text:p>
          </table:table-cell>
          <table:table-cell table:formula="of:=SECOND([.H89])+MINUTE([.H89])*60" office:value-type="float" office:value="7" calcext:value-type="float">
            <text:p>7</text:p>
          </table:table-cell>
          <table:table-cell/>
          <table:table-cell table:formula="of:=[.I89]/[.D89]"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sync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4856" calcext:value-type="float">
            <text:p>4856</text:p>
          </table:table-cell>
          <table:table-cell/>
          <table:table-cell office:value-type="string" calcext:value-type="string">
            <text:p>sync</text:p>
          </table:table-cell>
          <table:table-cell office:value-type="time" office:time-value="PT00H00M11.728S" calcext:value-type="time">
            <text:p>00:11.73</text:p>
          </table:table-cell>
          <table:table-cell table:formula="of:=SECOND([.H90])+MINUTE([.H90])*60" office:value-type="float" office:value="12" calcext:value-type="float">
            <text:p>12</text:p>
          </table:table-cell>
          <table:table-cell/>
          <table:table-cell table:formula="of:=[.I90]/[.D90]" office:value-type="float" office:value="171.428571428571" calcext:value-type="float">
            <text:p>171</text:p>
          </table:table-cell>
        </table:table-row>
        <table:table-row table:style-name="ro1">
          <table:table-cell office:value-type="string" calcext:value-type="string">
            <text:p>thread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8680" calcext:value-type="float">
            <text:p>8680</text:p>
          </table:table-cell>
          <table:table-cell/>
          <table:table-cell office:value-type="string" calcext:value-type="string">
            <text:p>thread</text:p>
          </table:table-cell>
          <table:table-cell office:value-type="time" office:time-value="PT00H04M37.996S" calcext:value-type="time">
            <text:p>04:38.00</text:p>
          </table:table-cell>
          <table:table-cell table:formula="of:=SECOND([.H91])+MINUTE([.H91])*60" office:value-type="float" office:value="278" calcext:value-type="float">
            <text:p>278</text:p>
          </table:table-cell>
          <table:table-cell/>
          <table:table-cell table:formula="of:=[.I91]/[.D91]" office:value-type="float" office:value="617.777777777778" calcext:value-type="float">
            <text:p>61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office:value-type="float" office:value="13584" calcext:value-type="float">
            <text:p>13584</text:p>
          </table:table-cell>
          <table:table-cell/>
          <table:table-cell office:value-type="string" calcext:value-type="string">
            <text:p>time</text:p>
          </table:table-cell>
          <table:table-cell office:value-type="time" office:time-value="PT00H01M24.682S" calcext:value-type="time">
            <text:p>01:24.68</text:p>
          </table:table-cell>
          <table:table-cell table:formula="of:=SECOND([.H92])+MINUTE([.H92])*60" office:value-type="float" office:value="85" calcext:value-type="float">
            <text:p>85</text:p>
          </table:table-cell>
          <table:table-cell/>
          <table:table-cell table:formula="of:=[.I92]/[.D92]" office:value-type="float" office:value="326.923076923077" calcext:value-type="float">
            <text:p>327</text:p>
          </table:table-cell>
        </table:table-row>
        <table:table-row table:style-name="ro1">
          <table:table-cell office:value-type="string" calcext:value-type="string">
            <text:p>tupleAssign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office:value-type="float" office:value="14432" calcext:value-type="float">
            <text:p>14432</text:p>
          </table:table-cell>
          <table:table-cell/>
          <table:table-cell office:value-type="string" calcext:value-type="string">
            <text:p>tupleAssign</text:p>
          </table:table-cell>
          <table:table-cell office:value-type="time" office:time-value="PT00H01M41.817S" calcext:value-type="time">
            <text:p>01:41.82</text:p>
          </table:table-cell>
          <table:table-cell table:formula="of:=SECOND([.H93])+MINUTE([.H93])*60" office:value-type="float" office:value="102" calcext:value-type="float">
            <text:p>102</text:p>
          </table:table-cell>
          <table:table-cell/>
          <table:table-cell table:formula="of:=[.I93]/[.D93]" office:value-type="float" office:value="351.724137931035" calcext:value-type="float">
            <text:p>352</text:p>
          </table:table-cell>
        </table:table-row>
        <table:table-row table:style-name="ro1">
          <table:table-cell office:value-type="string" calcext:value-type="string">
            <text:p>tupleCast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516" calcext:value-type="float">
            <text:p>4516</text:p>
          </table:table-cell>
          <table:table-cell/>
          <table:table-cell office:value-type="string" calcext:value-type="string">
            <text:p>tupleCast</text:p>
          </table:table-cell>
          <table:table-cell office:value-type="time" office:time-value="PT00H00M07.262S" calcext:value-type="time">
            <text:p>00:07.26</text:p>
          </table:table-cell>
          <table:table-cell table:formula="of:=SECOND([.H94])+MINUTE([.H94])*60" office:value-type="float" office:value="7" calcext:value-type="float">
            <text:p>7</text:p>
          </table:table-cell>
          <table:table-cell/>
          <table:table-cell table:formula="of:=[.I94]/[.D94]"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tupleFunction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4584" calcext:value-type="float">
            <text:p>4584</text:p>
          </table:table-cell>
          <table:table-cell/>
          <table:table-cell office:value-type="string" calcext:value-type="string">
            <text:p>tupleFunction</text:p>
          </table:table-cell>
          <table:table-cell office:value-type="time" office:time-value="PT00H00M09.137S" calcext:value-type="time">
            <text:p>00:09.14</text:p>
          </table:table-cell>
          <table:table-cell table:formula="of:=SECOND([.H95])+MINUTE([.H95])*60" office:value-type="float" office:value="9" calcext:value-type="float">
            <text:p>9</text:p>
          </table:table-cell>
          <table:table-cell/>
          <table:table-cell table:formula="of:=[.I95]/[.D95]"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tupleMember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4608" calcext:value-type="float">
            <text:p>4608</text:p>
          </table:table-cell>
          <table:table-cell/>
          <table:table-cell office:value-type="string" calcext:value-type="string">
            <text:p>tupleMember</text:p>
          </table:table-cell>
          <table:table-cell office:value-type="time" office:time-value="PT00H00M08.398S" calcext:value-type="time">
            <text:p>00:08.40</text:p>
          </table:table-cell>
          <table:table-cell table:formula="of:=SECOND([.H96])+MINUTE([.H96])*60" office:value-type="float" office:value="8" calcext:value-type="float">
            <text:p>8</text:p>
          </table:table-cell>
          <table:table-cell/>
          <table:table-cell table:formula="of:=[.I96]/[.D96]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tuplePolymorphism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4684" calcext:value-type="float">
            <text:p>4684</text:p>
          </table:table-cell>
          <table:table-cell/>
          <table:table-cell office:value-type="string" calcext:value-type="string">
            <text:p>tuplePolymorphism</text:p>
          </table:table-cell>
          <table:table-cell office:value-type="time" office:time-value="PT00H00M09.841S" calcext:value-type="time">
            <text:p>00:09.84</text:p>
          </table:table-cell>
          <table:table-cell table:formula="of:=SECOND([.H97])+MINUTE([.H97])*60" office:value-type="float" office:value="10" calcext:value-type="float">
            <text:p>10</text:p>
          </table:table-cell>
          <table:table-cell/>
          <table:table-cell table:formula="of:=[.I97]/[.D97]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tupleVariadic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5304" calcext:value-type="float">
            <text:p>5304</text:p>
          </table:table-cell>
          <table:table-cell/>
          <table:table-cell office:value-type="string" calcext:value-type="string">
            <text:p>tupleVariadic</text:p>
          </table:table-cell>
          <table:table-cell office:value-type="time" office:time-value="PT00H00M29.757S" calcext:value-type="time">
            <text:p>00:29.76</text:p>
          </table:table-cell>
          <table:table-cell table:formula="of:=SECOND([.H98])+MINUTE([.H98])*60" office:value-type="float" office:value="30" calcext:value-type="float">
            <text:p>30</text:p>
          </table:table-cell>
          <table:table-cell/>
          <table:table-cell table:formula="of:=[.I98]/[.D98]"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typedefRedef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488" calcext:value-type="float">
            <text:p>4488</text:p>
          </table:table-cell>
          <table:table-cell/>
          <table:table-cell office:value-type="string" calcext:value-type="string">
            <text:p>typedefRedef</text:p>
          </table:table-cell>
          <table:table-cell office:value-type="time" office:time-value="PT00H00M07.597S" calcext:value-type="time">
            <text:p>00:07.60</text:p>
          </table:table-cell>
          <table:table-cell table:formula="of:=SECOND([.H99])+MINUTE([.H99])*60" office:value-type="float" office:value="8" calcext:value-type="float">
            <text:p>8</text:p>
          </table:table-cell>
          <table:table-cell/>
          <table:table-cell table:formula="of:=[.I99]/[.D99]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typeof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552" calcext:value-type="float">
            <text:p>4552</text:p>
          </table:table-cell>
          <table:table-cell/>
          <table:table-cell office:value-type="string" calcext:value-type="string">
            <text:p>typeof</text:p>
          </table:table-cell>
          <table:table-cell office:value-type="time" office:time-value="PT00H00M07.161S" calcext:value-type="time">
            <text:p>00:07.16</text:p>
          </table:table-cell>
          <table:table-cell table:formula="of:=SECOND([.H100])+MINUTE([.H100])*60" office:value-type="float" office:value="7" calcext:value-type="float">
            <text:p>7</text:p>
          </table:table-cell>
          <table:table-cell/>
          <table:table-cell table:formula="of:=[.I100]/[.D100]"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user_literals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6844" calcext:value-type="float">
            <text:p>6844</text:p>
          </table:table-cell>
          <table:table-cell/>
          <table:table-cell office:value-type="string" calcext:value-type="string">
            <text:p>user_literals</text:p>
          </table:table-cell>
          <table:table-cell office:value-type="time" office:time-value="PT00H00M37.103S" calcext:value-type="time">
            <text:p>00:37.10</text:p>
          </table:table-cell>
          <table:table-cell table:formula="of:=SECOND([.H101])+MINUTE([.H101])*60" office:value-type="float" office:value="37" calcext:value-type="float">
            <text:p>37</text:p>
          </table:table-cell>
          <table:table-cell/>
          <table:table-cell table:formula="of:=[.I101]/[.D101]" office:value-type="float" office:value="336.363636363636" calcext:value-type="float">
            <text:p>336</text:p>
          </table:table-cell>
        </table:table-row>
        <table:table-row table:style-name="ro1">
          <table:table-cell office:value-type="string" calcext:value-type="string">
            <text:p>variableDeclarator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580" calcext:value-type="float">
            <text:p>4580</text:p>
          </table:table-cell>
          <table:table-cell/>
          <table:table-cell office:value-type="string" calcext:value-type="string">
            <text:p>variableDeclarator</text:p>
          </table:table-cell>
          <table:table-cell office:value-type="time" office:time-value="PT00H00M07.754S" calcext:value-type="time">
            <text:p>00:07.75</text:p>
          </table:table-cell>
          <table:table-cell table:formula="of:=SECOND([.H102])+MINUTE([.H102])*60" office:value-type="float" office:value="8" calcext:value-type="float">
            <text:p>8</text:p>
          </table:table-cell>
          <table:table-cell/>
          <table:table-cell table:formula="of:=[.I102]/[.D102]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vector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8792" calcext:value-type="float">
            <text:p>8792</text:p>
          </table:table-cell>
          <table:table-cell/>
          <table:table-cell office:value-type="string" calcext:value-type="string">
            <text:p>vector</text:p>
          </table:table-cell>
          <table:table-cell office:value-type="time" office:time-value="PT00H01M52.351S" calcext:value-type="time">
            <text:p>01:52.35</text:p>
          </table:table-cell>
          <table:table-cell table:formula="of:=SECOND([.H103])+MINUTE([.H103])*60" office:value-type="float" office:value="112" calcext:value-type="float">
            <text:p>112</text:p>
          </table:table-cell>
          <table:table-cell/>
          <table:table-cell table:formula="of:=[.I103]/[.D103]" office:value-type="float" office:value="302.702702702703" calcext:value-type="float">
            <text:p>303</text:p>
          </table:table-cell>
        </table:table-row>
        <table:table-row table:style-name="ro1">
          <table:table-cell office:value-type="string" calcext:value-type="string">
            <text:p>voidPtr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548" calcext:value-type="float">
            <text:p>4548</text:p>
          </table:table-cell>
          <table:table-cell/>
          <table:table-cell office:value-type="string" calcext:value-type="string">
            <text:p>voidPtr</text:p>
          </table:table-cell>
          <table:table-cell office:value-type="time" office:time-value="PT00H00M07.112S" calcext:value-type="time">
            <text:p>00:07.11</text:p>
          </table:table-cell>
          <table:table-cell table:formula="of:=SECOND([.H104])+MINUTE([.H104])*60" office:value-type="float" office:value="7" calcext:value-type="float">
            <text:p>7</text:p>
          </table:table-cell>
          <table:table-cell/>
          <table:table-cell table:formula="of:=[.I104]/[.D104]"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wait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office:value-type="float" office:value="7744" calcext:value-type="float">
            <text:p>7744</text:p>
          </table:table-cell>
          <table:table-cell/>
          <table:table-cell office:value-type="string" calcext:value-type="string">
            <text:p>wait</text:p>
          </table:table-cell>
          <table:table-cell office:value-type="time" office:time-value="PT00H04M28.271S" calcext:value-type="time">
            <text:p>04:28.27</text:p>
          </table:table-cell>
          <table:table-cell table:formula="of:=SECOND([.H105])+MINUTE([.H105])*60" office:value-type="float" office:value="268" calcext:value-type="float">
            <text:p>268</text:p>
          </table:table-cell>
          <table:table-cell/>
          <table:table-cell table:formula="of:=[.I105]/[.D105]" office:value-type="float" office:value="478.571428571429" calcext:value-type="float">
            <text:p>479</text:p>
          </table:table-cell>
        </table:table-row>
        <table:table-row table:style-name="ro1">
          <table:table-cell office:value-type="string" calcext:value-type="string">
            <text:p>when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8776" calcext:value-type="float">
            <text:p>8776</text:p>
          </table:table-cell>
          <table:table-cell/>
          <table:table-cell office:value-type="string" calcext:value-type="string">
            <text:p>when</text:p>
          </table:table-cell>
          <table:table-cell office:value-type="time" office:time-value="PT00H04M25.621S" calcext:value-type="time">
            <text:p>04:25.62</text:p>
          </table:table-cell>
          <table:table-cell table:formula="of:=SECOND([.H106])+MINUTE([.H106])*60" office:value-type="float" office:value="266" calcext:value-type="float">
            <text:p>266</text:p>
          </table:table-cell>
          <table:table-cell/>
          <table:table-cell table:formula="of:=[.I106]/[.D106]" office:value-type="float" office:value="532" calcext:value-type="float">
            <text:p>532</text:p>
          </table:table-cell>
        </table:table-row>
        <table:table-row table:style-name="ro1">
          <table:table-cell office:value-type="string" calcext:value-type="string">
            <text:p>with-statement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4572" calcext:value-type="float">
            <text:p>4572</text:p>
          </table:table-cell>
          <table:table-cell/>
          <table:table-cell office:value-type="string" calcext:value-type="string">
            <text:p>with-statement</text:p>
          </table:table-cell>
          <table:table-cell office:value-type="time" office:time-value="PT00H00M08.183S" calcext:value-type="time">
            <text:p>00:08.18</text:p>
          </table:table-cell>
          <table:table-cell table:formula="of:=SECOND([.H107])+MINUTE([.H107])*60" office:value-type="float" office:value="8" calcext:value-type="float">
            <text:p>8</text:p>
          </table:table-cell>
          <table:table-cell/>
          <table:table-cell table:formula="of:=[.I107]/[.D107]" office:value-type="float" office:value="400" calcext:value-type="float">
            <text:p>400</text:p>
          </table:table-cell>
        </table:table-row>
        <table:table-row table:style-name="ro1">
          <table:table-cell table:number-columns-repeated="7"/>
          <table:table-cell table:style-name="Default" table:number-columns-repeated="2"/>
          <table:table-cell table:style-name="ce6"/>
          <table:table-cell table:style-name="Default"/>
        </table:table-row>
        <table:table-row table:style-name="ro1">
          <table:table-cell table:number-columns-repeated="7"/>
          <table:table-cell table:style-name="Default" table:number-columns-repeated="3"/>
          <table:table-cell table:style-name="Default" table:formula="of:=MEDIAN([.K3:.K107])" office:value-type="float" office:value="500" calcext:value-type="float">
            <text:p>500</text:p>
          </table:table-cell>
        </table:table-row>
      </table:table>
      <table:table table:name="stdlib" table:style-name="ta1">
        <table:table-column table:style-name="co5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rp-bu-tec</text:p>
          </table:table-cell>
          <table:covered-table-cell table:number-columns-repeated="4" table:style-name="ce2"/>
        </table:table-row>
        <table:table-row table:style-name="ro1"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user(s)</text:p>
          </table:table-cell>
          <table:table-cell table:style-name="ce2" office:value-type="string" calcext:value-type="string">
            <text:p>sys(s)</text:p>
          </table:table-cell>
          <table:table-cell table:style-name="ce2" office:value-type="string" calcext:value-type="string">
            <text:p>wall(s)</text:p>
          </table:table-cell>
          <table:table-cell table:style-name="ce2" office:value-type="string" calcext:value-type="string">
            <text:p>max-mem(KB)</text:p>
          </table:table-cell>
        </table:table-row>
        <table:table-row table:style-name="ro1">
          <table:table-cell office:value-type="string" calcext:value-type="string">
            <text:p>alarm</text:p>
          </table:table-cell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office:value-type="float" office:value="7028" calcext:value-type="float">
            <text:p>7028</text:p>
          </table:table-cell>
        </table:table-row>
        <table:table-row table:style-name="ro1">
          <table:table-cell office:value-type="string" calcext:value-type="string">
            <text:p>assert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4740" calcext:value-type="float">
            <text:p>4740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4908" calcext:value-type="float">
            <text:p>4908</text:p>
          </table:table-cell>
        </table:table-row>
        <table:table-row table:style-name="ro1">
          <table:table-cell office:value-type="string" calcext:value-type="string">
            <text:p>coroutine</text:p>
          </table:table-cell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office:value-type="float" office:value="7192" calcext:value-type="float">
            <text:p>7192</text:p>
          </table:table-cell>
        </table:table-row>
        <table:table-row table:style-name="ro1">
          <table:table-cell office:value-type="string" calcext:value-type="string">
            <text:p>debug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5456" calcext:value-type="float">
            <text:p>5456</text:p>
          </table:table-cell>
        </table:table-row>
        <table:table-row table:style-name="ro1">
          <table:table-cell office:value-type="string" calcext:value-type="string">
            <text:p>fstream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5744" calcext:value-type="float">
            <text:p>5744</text:p>
          </table:table-cell>
        </table:table-row>
        <table:table-row table:style-name="ro1">
          <table:table-cell office:value-type="string" calcext:value-type="string">
            <text:p>heap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office:value-type="float" office:value="6620" calcext:value-type="float">
            <text:p>6620</text:p>
          </table:table-cell>
        </table:table-row>
        <table:table-row table:style-name="ro1">
          <table:table-cell office:value-type="string" calcext:value-type="string">
            <text:p>interpose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6424" calcext:value-type="float">
            <text:p>6424</text:p>
          </table:table-cell>
        </table:table-row>
        <table:table-row table:style-name="ro1">
          <table:table-cell office:value-type="string" calcext:value-type="string">
            <text:p>iostream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5668" calcext:value-type="float">
            <text:p>5668</text:p>
          </table:table-cell>
        </table:table-row>
        <table:table-row table:style-name="ro1">
          <table:table-cell office:value-type="string" calcext:value-type="string">
            <text:p>iterator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564" calcext:value-type="float">
            <text:p>4564</text:p>
          </table:table-cell>
        </table:table-row>
        <table:table-row table:style-name="ro1">
          <table:table-cell office:value-type="string" calcext:value-type="string">
            <text:p>kernel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</text:p>
          </table:table-cell>
          <table:table-cell office:value-type="float" office:value="1.22" calcext:value-type="float">
            <text:p>1.22</text:p>
          </table:table-cell>
          <table:table-cell office:value-type="float" office:value="8444" calcext:value-type="float">
            <text:p>8444</text:p>
          </table:table-cell>
        </table:table-row>
        <table:table-row table:style-name="ro1">
          <table:table-cell office:value-type="string" calcext:value-type="string">
            <text:p>limits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4988" calcext:value-type="float">
            <text:p>4988</text:p>
          </table:table-cell>
        </table:table-row>
        <table:table-row table:style-name="ro1">
          <table:table-cell office:value-type="string" calcext:value-type="string">
            <text:p>maybe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monitor</text:p>
          </table:table-cell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office:value-type="float" office:value="7928" calcext:value-type="float">
            <text:p>7928</text:p>
          </table:table-cell>
        </table:table-row>
        <table:table-row table:style-name="ro1">
          <table:table-cell office:value-type="string" calcext:value-type="string">
            <text:p>mutex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office:value-type="float" office:value="7304" calcext:value-type="float">
            <text:p>7304</text:p>
          </table:table-cell>
        </table:table-row>
        <table:table-row table:style-name="ro1">
          <table:table-cell office:value-type="string" calcext:value-type="string">
            <text:p>pair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4536" calcext:value-type="float">
            <text:p>4536</text:p>
          </table:table-cell>
        </table:table-row>
        <table:table-row table:style-name="ro1">
          <table:table-cell office:value-type="string" calcext:value-type="string">
            <text:p>preemption</text:p>
          </table:table-cell>
          <table:table-cell office:value-type="float" office:value="1.04" calcext:value-type="float">
            <text:p>1.04</text:p>
          </table:table-cell>
          <table:table-cell office:value-type="float" office:value="0" calcext:value-type="float">
            <text:p>0</text:p>
          </table:table-cell>
          <table:table-cell office:value-type="float" office:value="1.04" calcext:value-type="float">
            <text:p>1.04</text:p>
          </table:table-cell>
          <table:table-cell office:value-type="float" office:value="7908" calcext:value-type="float">
            <text:p>7908</text:p>
          </table:table-cell>
        </table:table-row>
        <table:table-row table:style-name="ro1">
          <table:table-cell office:value-type="string" calcext:value-type="string">
            <text:p>rational</text:p>
          </table:table-cell>
          <table:table-cell office:value-type="float" office:value="0.59" calcext:value-type="float">
            <text:p>0.5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8604" calcext:value-type="float">
            <text:p>8604</text:p>
          </table:table-cell>
        </table:table-row>
        <table:table-row table:style-name="ro1">
          <table:table-cell office:value-type="string" calcext:value-type="string">
            <text:p>result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4740" calcext:value-type="float">
            <text:p>4740</text:p>
          </table:table-cell>
        </table:table-row>
        <table:table-row table:style-name="ro1">
          <table:table-cell office:value-type="string" calcext:value-type="string">
            <text:p>startu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4664" calcext:value-type="float">
            <text:p>4664</text:p>
          </table:table-cell>
        </table:table-row>
        <table:table-row table:style-name="ro1">
          <table:table-cell office:value-type="string" calcext:value-type="string">
            <text:p>stdlib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  <table:table-cell office:value-type="float" office:value="6092" calcext:value-type="float">
            <text:p>6092</text:p>
          </table:table-cell>
        </table:table-row>
        <table:table-row table:style-name="ro1">
          <table:table-cell office:value-type="string" calcext:value-type="string">
            <text:p>thread</text:p>
          </table:table-cell>
          <table:table-cell office:value-type="float" office:value="0.53" calcext:value-type="float">
            <text:p>0.53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office:value-type="float" office:value="6788" calcext:value-type="float">
            <text:p>678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8668" calcext:value-type="float">
            <text:p>8668</text:p>
          </table:table-cell>
        </table:table-row>
        <table:table-row table:style-name="ro1">
          <table:table-cell office:value-type="string" calcext:value-type="string">
            <text:p>vector</text:p>
          </table:table-cell>
          <table:table-cell office:value-type="float" office:value="0.22" calcext:value-type="float">
            <text:p>0.22</text:p>
          </table:table-cell>
          <table:table-cell office:value-type="float" office:value="0.01" calcext:value-type="float">
            <text:p>0.01</text:p>
          </table:table-cell>
          <table:table-cell office:value-type="float" office:value="0.23" calcext:value-type="float">
            <text:p>0.23</text:p>
          </table:table-cell>
          <table:table-cell office:value-type="float" office:value="18440" calcext:value-type="float">
            <text:p>18440</text:p>
          </table:table-cell>
        </table:table-row>
      </table:table>
      <table:named-expressions/>
      <table:database-ranges>
        <table:database-range table:name="__Anonymous_Sheet_DB__0" table:target-range-address="cfabench.G3:cfabench.H10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8" loext:min-decimal-places="8" number:min-integer-digits="1"/>
    </number:number-style>
    <number:number-style style:name="N111">
      <number:number number:decimal-places="7" loext:min-decimal-places="7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3" loext:min-decimal-places="3" number:min-integer-digits="1"/>
    </number:number-style>
    <number:number-style style:name="N116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1">0000-00-00</text:date>, <text:time style:data-style-name="N2" text:time-value="10:01:24.2599724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8T15:59:15.617073099</meta:creation-date>
    <dc:date>2018-10-01T11:41:36.914296978</dc:date>
    <meta:editing-duration>PT1H58M6S</meta:editing-duration>
    <meta:editing-cycles>7</meta:editing-cycles>
    <meta:generator>LibreOffice/5.1.6.2$Linux_X86_64 LibreOffice_project/10m0$Build-2</meta:generator>
    <meta:document-statistic meta:table-count="2" meta:cell-count="1082" meta:object-count="0"/>
  </office:meta>
</office:document-meta>
</file>